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paragraph-rsid="0010b051" style:font-size-asian="14pt" style:font-size-complex="14pt"/>
    </style:style>
    <style:style style:name="P2" style:family="paragraph" style:parent-style-name="Standard">
      <style:paragraph-properties fo:text-align="end" style:justify-single-word="false"/>
      <style:text-properties officeooo:paragraph-rsid="0010b051"/>
    </style:style>
    <style:style style:name="P3" style:family="paragraph" style:parent-style-name="Standard">
      <style:paragraph-properties fo:text-align="center" style:justify-single-word="false"/>
      <style:text-properties fo:font-size="13pt" officeooo:paragraph-rsid="0010b051" style:font-size-asian="13pt" style:font-size-complex="13pt"/>
    </style:style>
    <style:style style:name="P4" style:family="paragraph" style:parent-style-name="Standard">
      <style:paragraph-properties fo:text-align="center" style:justify-single-word="false"/>
      <style:text-properties fo:font-weight="bold" officeooo:paragraph-rsid="0010b051" style:font-weight-asian="bold" style:font-weight-complex="bold"/>
    </style:style>
    <style:style style:name="P5" style:family="paragraph" style:parent-style-name="Standard">
      <style:paragraph-properties fo:text-align="start" style:justify-single-word="false"/>
      <style:text-properties fo:font-weight="bold" officeooo:rsid="0010cebb" officeooo:paragraph-rsid="0010cebb" style:font-weight-asian="bold" style:font-weight-complex="bold"/>
    </style:style>
    <style:style style:name="P6" style:family="paragraph" style:parent-style-name="Standard">
      <style:paragraph-properties fo:text-align="start" style:justify-single-word="false"/>
      <style:text-properties fo:font-weight="bold" officeooo:rsid="0019ecae" officeooo:paragraph-rsid="0019ecae" style:font-weight-asian="bold" style:font-weight-complex="bold"/>
    </style:style>
    <style:style style:name="P7" style:family="paragraph" style:parent-style-name="Standard">
      <style:paragraph-properties fo:text-align="center" style:justify-single-word="false"/>
      <style:text-properties officeooo:paragraph-rsid="0010b051"/>
    </style:style>
    <style:style style:name="P8" style:family="paragraph" style:parent-style-name="Standard">
      <style:paragraph-properties fo:text-align="start" style:justify-single-word="false"/>
      <style:text-properties officeooo:paragraph-rsid="001992d2"/>
    </style:style>
    <style:style style:name="P9" style:family="paragraph" style:parent-style-name="Standard">
      <style:paragraph-properties fo:text-align="start" style:justify-single-word="false"/>
      <style:text-properties officeooo:rsid="0010cebb" officeooo:paragraph-rsid="0010cebb"/>
    </style:style>
    <style:style style:name="P1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129472" officeooo:paragraph-rsid="00129472" fo:background-color="transparent" style:font-size-asian="12pt" style:font-size-complex="12pt" loext:padding="0cm" loext:border="none"/>
    </style:style>
    <style:style style:name="P11" style:family="paragraph" style:parent-style-name="Standard">
      <style:paragraph-properties fo:text-align="start" style:justify-single-word="false"/>
      <style:text-properties fo:font-variant="normal" fo:text-transform="none" fo:color="#000000" style:font-name="Liberation Serif" fo:font-size="12pt" fo:letter-spacing="normal" fo:language="ru" fo:country="RU" fo:font-style="normal" style:text-underline-style="none" fo:font-weight="normal" officeooo:rsid="001864f1" officeooo:paragraph-rsid="00129472" fo:background-color="transparent" style:font-size-asian="12pt" style:font-weight-asian="bold" style:font-size-complex="12pt" style:font-weight-complex="bold" loext:padding="0cm" loext:border="none"/>
    </style:style>
    <style:style style:name="P12" style:family="paragraph" style:parent-style-name="Standard">
      <style:paragraph-properties fo:text-align="start" style:justify-single-word="false"/>
      <style:text-properties fo:font-variant="normal" fo:text-transform="none" fo:color="#000000" style:font-name="Liberation Serif" fo:font-size="12pt" fo:letter-spacing="normal" fo:language="ru" fo:country="RU" fo:font-style="normal" style:text-underline-style="none" fo:font-weight="normal" officeooo:rsid="001992d2" officeooo:paragraph-rsid="0019ecae" fo:background-color="transparent" style:font-size-asian="12pt" style:font-weight-asian="normal" style:font-size-complex="12pt" style:font-weight-complex="normal" loext:padding="0cm" loext:border="none"/>
    </style:style>
    <style:style style:name="P1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19ecae" officeooo:paragraph-rsid="0019ecae" fo:background-color="transparent" style:font-size-asian="12pt" style:font-size-complex="12pt" loext:padding="0cm" loext:border="none"/>
    </style:style>
    <style:style style:name="P1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21a9cd" officeooo:paragraph-rsid="0021a9cd" fo:background-color="transparent" style:font-size-asian="12pt" style:font-size-complex="12pt" loext:padding="0cm" loext:border="none"/>
    </style:style>
    <style:style style:name="P1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bold" officeooo:rsid="0021a9cd" officeooo:paragraph-rsid="0021a9cd" fo:background-color="transparent" style:font-size-asian="12pt" style:font-weight-asian="bold" style:font-size-complex="12pt" style:font-weight-complex="bold" loext:padding="0cm" loext:border="none"/>
    </style:style>
    <style:style style:name="P16" style:family="paragraph" style:parent-style-name="Standard">
      <style:paragraph-properties fo:text-align="start" style:justify-single-word="false"/>
      <style:text-properties fo:font-variant="normal" fo:text-transform="none" fo:color="#000000" style:font-name="Liberation Serif" fo:font-size="12pt" fo:letter-spacing="normal" fo:language="ru" fo:country="RU" fo:font-style="normal" style:text-underline-style="none" fo:font-weight="normal" officeooo:rsid="001864f1" officeooo:paragraph-rsid="00129472" fo:background-color="transparent" style:font-size-asian="12pt" style:font-weight-asian="bold" style:font-size-complex="12pt" style:font-weight-complex="bold" loext:padding="0cm" loext:border="none"/>
    </style:style>
    <style:style style:name="P17" style:family="paragraph" style:parent-style-name="Standard">
      <style:paragraph-properties fo:text-align="start" style:justify-single-word="false"/>
      <style:text-properties fo:font-variant="normal" fo:text-transform="none" fo:letter-spacing="normal" fo:font-style="normal" fo:font-weight="normal" officeooo:rsid="0013db52" officeooo:paragraph-rsid="001e940d"/>
    </style:style>
    <style:style style:name="P18" style:family="paragraph" style:parent-style-name="Standard">
      <style:paragraph-properties fo:text-align="start" style:justify-single-word="false"/>
      <style:text-properties officeooo:paragraph-rsid="001cd9d0"/>
    </style:style>
    <style:style style:name="P19" style:family="paragraph" style:parent-style-name="Standard">
      <style:paragraph-properties fo:text-align="start" style:justify-single-word="false"/>
      <style:text-properties officeooo:rsid="00157b74" officeooo:paragraph-rsid="001cd9d0"/>
    </style:style>
    <style:style style:name="P20" style:family="paragraph" style:parent-style-name="Standard">
      <style:paragraph-properties fo:text-align="start" style:justify-single-word="false"/>
      <style:text-properties officeooo:rsid="00157b74" officeooo:paragraph-rsid="001d326b"/>
    </style:style>
    <style:style style:name="P21" style:family="paragraph" style:parent-style-name="Standard">
      <style:paragraph-properties fo:text-align="start" style:justify-single-word="false"/>
      <style:text-properties officeooo:rsid="00136c84" officeooo:paragraph-rsid="001d326b"/>
    </style:style>
    <style:style style:name="P22" style:family="paragraph" style:parent-style-name="Standard" style:list-style-name="L3">
      <style:paragraph-properties fo:text-align="start" style:justify-single-word="false"/>
      <style:text-properties officeooo:rsid="00136c84" officeooo:paragraph-rsid="001d326b"/>
    </style:style>
    <style:style style:name="P23" style:family="paragraph" style:parent-style-name="Standard">
      <style:paragraph-properties fo:text-align="start" style:justify-single-word="false"/>
      <style:text-properties officeooo:rsid="00136c84" officeooo:paragraph-rsid="001e940d"/>
    </style:style>
    <style:style style:name="P24" style:family="paragraph" style:parent-style-name="Standard">
      <style:paragraph-properties fo:text-align="start" style:justify-single-word="false"/>
      <style:text-properties officeooo:rsid="0013db52" officeooo:paragraph-rsid="0023911a"/>
    </style:style>
    <style:style style:name="P25" style:family="paragraph" style:parent-style-name="Standard" style:list-style-name="L6">
      <style:paragraph-properties fo:text-align="start" style:justify-single-word="false"/>
      <style:text-properties fo:font-size="9pt" officeooo:rsid="0018acb0" officeooo:paragraph-rsid="0021a9cd" style:font-size-asian="9pt" style:font-size-complex="9pt"/>
    </style:style>
    <style:style style:name="P26" style:family="paragraph" style:parent-style-name="Standard">
      <style:paragraph-properties fo:text-align="start" style:justify-single-word="false"/>
      <style:text-properties fo:font-size="9pt" officeooo:rsid="0018acb0" officeooo:paragraph-rsid="0021a9cd" style:font-size-asian="9pt" style:font-size-complex="9pt"/>
    </style:style>
    <style:style style:name="P27" style:family="paragraph" style:parent-style-name="Standard" style:list-style-name="L8">
      <style:paragraph-properties fo:text-align="start" style:justify-single-word="false"/>
      <style:text-properties fo:font-size="12pt" officeooo:rsid="0018acb0" officeooo:paragraph-rsid="0021a9cd" style:font-size-asian="10.5pt" style:font-size-complex="12pt"/>
    </style:style>
    <style:style style:name="P28" style:family="paragraph" style:parent-style-name="Standard">
      <style:paragraph-properties fo:text-align="start" style:justify-single-word="false"/>
      <style:text-properties fo:font-size="12pt" officeooo:rsid="0018acb0" officeooo:paragraph-rsid="0021a9cd" style:font-size-asian="10.5pt" style:font-size-complex="12pt"/>
    </style:style>
    <style:style style:name="P29" style:family="paragraph" style:parent-style-name="Standard">
      <style:paragraph-properties fo:text-align="start" style:justify-single-word="false"/>
      <style:text-properties fo:font-size="12pt" officeooo:rsid="00221725" officeooo:paragraph-rsid="00221725" style:font-size-asian="10.5pt" style:font-size-complex="12pt"/>
    </style:style>
    <style:style style:name="P30" style:family="paragraph" style:parent-style-name="Standard">
      <style:paragraph-properties fo:text-align="start" style:justify-single-word="false"/>
      <style:text-properties fo:font-size="12pt" fo:font-weight="bold" officeooo:rsid="00221725" officeooo:paragraph-rsid="00221725" style:font-size-asian="10.5pt" style:font-weight-asian="bold" style:font-size-complex="12pt" style:font-weight-complex="bold"/>
    </style:style>
    <style:style style:name="P31" style:family="paragraph" style:parent-style-name="Standard">
      <style:paragraph-properties fo:text-align="start" style:justify-single-word="false"/>
      <style:text-properties fo:font-size="12pt" fo:font-style="italic" officeooo:rsid="00221725" officeooo:paragraph-rsid="00221725" style:font-size-asian="12pt" style:font-style-asian="italic" style:font-size-complex="12pt" style:font-style-complex="italic"/>
    </style:style>
    <style:style style:name="P32" style:family="paragraph" style:parent-style-name="Standard">
      <style:paragraph-properties fo:text-align="start" style:justify-single-word="false"/>
      <style:text-properties fo:font-size="12pt" fo:font-style="italic" officeooo:rsid="0023911a" officeooo:paragraph-rsid="0023911a" style:font-size-asian="12pt" style:font-style-asian="italic" style:font-size-complex="12pt" style:font-style-complex="italic"/>
    </style:style>
    <style:style style:name="P33" style:family="paragraph" style:parent-style-name="Standard">
      <style:paragraph-properties fo:text-align="start" style:justify-single-word="false"/>
      <style:text-properties fo:font-weight="bold" officeooo:rsid="0013db52" officeooo:paragraph-rsid="0023911a" style:font-weight-asian="bold" style:font-weight-complex="bold"/>
    </style:style>
    <style:style style:name="P34" style:family="paragraph" style:parent-style-name="Standard">
      <style:paragraph-properties fo:text-align="start" style:justify-single-word="false"/>
      <style:text-properties fo:font-weight="bold" officeooo:rsid="0023911a" officeooo:paragraph-rsid="0023911a" style:font-weight-asian="bold" style:font-weight-complex="bold"/>
    </style:style>
    <style:style style:name="P35" style:family="paragraph" style:parent-style-name="Standard" style:list-style-name="L1">
      <loext:graphic-properties draw:fill="none"/>
      <style:paragraph-properties fo:margin-left="2.2cm" fo:margin-right="0cm" fo:text-align="start" style:justify-single-word="false" fo:text-indent="-0.199cm" style:auto-text-indent="false" fo:background-color="transparent"/>
      <style:text-properties officeooo:rsid="00136c84" officeooo:paragraph-rsid="001d326b"/>
    </style:style>
    <style:style style:name="P36" style:family="paragraph" style:parent-style-name="Standard" style:list-style-name="L1" style:master-page-name="">
      <loext:graphic-properties draw:fill="none"/>
      <style:paragraph-properties fo:margin-left="2.2cm" fo:margin-right="0cm" fo:text-align="start" style:justify-single-word="false" fo:text-indent="-0.199cm" style:auto-text-indent="false" style:page-number="auto" fo:background-color="transparent"/>
      <style:text-properties officeooo:rsid="00136c84" officeooo:paragraph-rsid="001d326b"/>
    </style:style>
    <style:style style:name="P37" style:family="paragraph" style:parent-style-name="Standard" style:list-style-name="L3" style:master-page-name="">
      <loext:graphic-properties draw:fill="none"/>
      <style:paragraph-properties fo:text-align="start" style:justify-single-word="false" style:page-number="auto" fo:background-color="transparent">
        <style:tab-stops>
          <style:tab-stop style:position="0.079cm"/>
        </style:tab-stops>
      </style:paragraph-properties>
      <style:text-properties officeooo:rsid="00136c84" officeooo:paragraph-rsid="001e940d"/>
    </style:style>
    <style:style style:name="P38" style:family="paragraph" style:parent-style-name="Standard">
      <style:paragraph-properties fo:margin-top="0cm" fo:margin-bottom="0cm" loext:contextual-spacing="false" fo:line-height="100%" fo:orphans="2" fo:widows="2" fo:padding="0cm" fo:border="none" style:writing-mode="lr-tb"/>
      <style:text-properties fo:font-variant="normal" fo:text-transform="none" fo:letter-spacing="normal" fo:font-style="normal" fo:font-weight="normal" officeooo:rsid="00156180" officeooo:paragraph-rsid="0023911a"/>
    </style:style>
    <style:style style:name="P39" style:family="paragraph" style:parent-style-name="Standard">
      <style:paragraph-properties fo:margin-left="0cm" fo:margin-right="0cm" fo:margin-top="0cm" fo:margin-bottom="0cm" loext:contextual-spacing="false" fo:line-height="100%" fo:orphans="2" fo:widows="2" fo:text-indent="0cm" style:auto-text-indent="false" fo:padding="0cm" fo:border="none" style:writing-mode="lr-tb"/>
      <style:text-properties fo:font-variant="normal" fo:text-transform="none" fo:letter-spacing="normal" fo:font-style="normal" fo:font-weight="normal" officeooo:rsid="00140b12" officeooo:paragraph-rsid="0023911a"/>
    </style:style>
    <style:style style:name="P40" style:family="paragraph" style:parent-style-name="Text_20_body" style:list-style-name="L5">
      <style:paragraph-properties fo:margin-top="0cm" fo:margin-bottom="0cm" loext:contextual-spacing="false" fo:line-height="100%" fo:orphans="2" fo:widows="2" fo:padding="0cm" fo:border="none" style:writing-mode="lr-tb"/>
      <style:text-properties fo:font-variant="normal" fo:text-transform="none" fo:letter-spacing="normal" fo:font-style="normal" fo:font-weight="normal" officeooo:rsid="0013db52" officeooo:paragraph-rsid="001e940d"/>
    </style:style>
    <style:style style:name="P41" style:family="paragraph" style:parent-style-name="Text_20_body" style:list-style-name="L9">
      <style:paragraph-properties fo:margin-top="0cm" fo:margin-bottom="0cm" loext:contextual-spacing="false" fo:line-height="100%" fo:orphans="2" fo:widows="2" fo:padding="0cm" fo:border="none" style:writing-mode="lr-tb"/>
      <style:text-properties fo:font-variant="normal" fo:text-transform="none" fo:letter-spacing="normal" fo:font-style="normal" fo:font-weight="normal" officeooo:rsid="00156180" officeooo:paragraph-rsid="0023911a"/>
    </style:style>
    <style:style style:name="P42" style:family="paragraph" style:parent-style-name="Text_20_body">
      <style:paragraph-properties fo:margin-top="0cm" fo:margin-bottom="0cm" loext:contextual-spacing="false" fo:line-height="100%" fo:orphans="2" fo:widows="2" fo:padding="0cm" fo:border="none" style:writing-mode="lr-tb"/>
      <style:text-properties fo:font-variant="normal" fo:text-transform="none" fo:letter-spacing="normal" fo:font-style="normal" fo:font-weight="normal" officeooo:rsid="00156180" officeooo:paragraph-rsid="0023911a"/>
    </style:style>
    <style:style style:name="P43" style:family="paragraph" style:parent-style-name="Text_20_body">
      <style:paragraph-properties fo:margin-top="0cm" fo:margin-bottom="0cm" loext:contextual-spacing="false" fo:line-height="100%" fo:text-align="start" style:justify-single-word="false" fo:orphans="2" fo:widows="2" fo:padding="0cm" fo:border="none" style:writing-mode="lr-tb"/>
      <style:text-properties fo:font-variant="normal" fo:text-transform="none" fo:letter-spacing="normal" fo:font-style="normal" fo:font-weight="normal" officeooo:rsid="00156180" officeooo:paragraph-rsid="0023911a"/>
    </style:style>
    <style:style style:name="P44" style:family="paragraph" style:parent-style-name="Text_20_body" style:list-style-name="L10">
      <style:paragraph-properties fo:margin-top="0cm" fo:margin-bottom="0cm" loext:contextual-spacing="false" fo:line-height="100%" fo:text-align="start" style:justify-single-word="false" fo:orphans="2" fo:widows="2" fo:padding="0cm" fo:border="none" style:writing-mode="lr-tb"/>
      <style:text-properties fo:font-variant="normal" fo:text-transform="none" fo:letter-spacing="normal" fo:font-style="normal" fo:font-weight="normal" officeooo:rsid="00140b12" officeooo:paragraph-rsid="0023911a"/>
    </style:style>
    <style:style style:name="P45" style:family="paragraph" style:parent-style-name="Text_20_body" style:list-style-name="L10">
      <style:paragraph-properties fo:margin-top="0cm" fo:margin-bottom="0cm" loext:contextual-spacing="false" fo:line-height="100%" fo:orphans="2" fo:widows="2" fo:padding="0cm" fo:border="none" style:writing-mode="lr-tb"/>
      <style:text-properties fo:font-variant="normal" fo:text-transform="none" fo:letter-spacing="normal" fo:font-style="normal" fo:font-weight="normal" officeooo:rsid="00140b12" officeooo:paragraph-rsid="0023911a"/>
    </style:style>
    <style:style style:name="P46"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writing-mode="lr-tb"/>
      <style:text-properties fo:font-variant="normal" fo:text-transform="none" fo:letter-spacing="normal" fo:font-style="normal" fo:font-weight="normal" officeooo:rsid="00143c5b" officeooo:paragraph-rsid="0023911a"/>
    </style:style>
    <style:style style:name="T1" style:family="text">
      <style:text-properties officeooo:rsid="0010b051"/>
    </style:style>
    <style:style style:name="T2" style:family="text">
      <style:text-properties officeooo:rsid="0010cebb"/>
    </style:style>
    <style:style style:name="T3" style:family="text">
      <style:text-properties fo:font-variant="normal" fo:text-transform="none" fo:color="#000000" style:font-name="Liberation Serif" fo:font-size="12pt" fo:letter-spacing="normal" fo:font-style="normal" style:text-underline-style="none" fo:font-weight="normal" fo:background-color="transparent" loext:char-shading-value="0" style:font-size-asian="12pt" style:font-size-complex="12pt" loext:padding="0cm" loext:border="none"/>
    </style:style>
    <style:style style:name="T4" style:family="text">
      <style:text-properties fo:font-variant="normal" fo:text-transform="none" fo:color="#000000" style:font-name="Liberation Serif" fo:font-size="12pt" fo:letter-spacing="normal" fo:font-style="normal" style:text-underline-style="none" fo:font-weight="normal" officeooo:rsid="0019ecae" fo:background-color="transparent" loext:char-shading-value="0" style:font-size-asian="12pt" style:font-size-complex="12pt" loext:padding="0cm" loext:border="none"/>
    </style:style>
    <style:style style:name="T5" style:family="text">
      <style:text-properties fo:font-variant="normal" fo:text-transform="none" fo:color="#000000" style:font-name="Liberation Serif" fo:font-size="12pt" fo:letter-spacing="normal" fo:font-style="normal" style:text-underline-style="none" fo:font-weight="normal" officeooo:rsid="0010cebb" fo:background-color="transparent" loext:char-shading-value="0" style:font-size-asian="12pt" style:font-size-complex="12pt" loext:padding="0cm" loext:border="none"/>
    </style:style>
    <style:style style:name="T6" style:family="text">
      <style:text-properties fo:font-variant="normal" fo:text-transform="none" fo:color="#000000" style:font-name="Liberation Serif" fo:font-size="12pt" fo:letter-spacing="normal" fo:font-style="normal" style:text-underline-style="none" fo:font-weight="normal" officeooo:rsid="00129472" fo:background-color="transparent" loext:char-shading-value="0" style:font-size-asian="12pt" style:font-size-complex="12pt" loext:padding="0cm" loext:border="none"/>
    </style:style>
    <style:style style:name="T7" style:family="text">
      <style:text-properties fo:font-variant="normal" fo:text-transform="none" fo:color="#000000" style:font-name="Liberation Serif" fo:font-size="12pt" fo:letter-spacing="normal" fo:font-style="normal" style:text-underline-style="none" fo:font-weight="normal" officeooo:rsid="001cd9d0" fo:background-color="transparent" loext:char-shading-value="0" style:font-size-asian="12pt" style:font-size-complex="12pt" loext:padding="0cm" loext:border="none"/>
    </style:style>
    <style:style style:name="T8" style:family="text">
      <style:text-properties fo:font-variant="normal" fo:text-transform="none" fo:color="#000000" style:font-name="Liberation Serif" fo:font-size="12pt" fo:letter-spacing="normal" fo:font-style="normal" style:text-underline-style="none" fo:font-weight="normal" officeooo:rsid="00157b74" fo:background-color="transparent" loext:char-shading-value="0" style:font-size-asian="12pt" style:font-size-complex="12pt" loext:padding="0cm" loext:border="none"/>
    </style:style>
    <style:style style:name="T9" style:family="text">
      <style:text-properties fo:font-variant="normal" fo:text-transform="none" fo:color="#000000" style:font-name="Liberation Serif" fo:font-size="12pt" fo:letter-spacing="normal" fo:font-style="normal" style:text-underline-style="none" fo:font-weight="normal" officeooo:rsid="001d326b" fo:background-color="transparent" loext:char-shading-value="0" style:font-size-asian="12pt" style:font-size-complex="12pt" loext:padding="0cm" loext:border="none"/>
    </style:style>
    <style:style style:name="T10" style:family="text">
      <style:text-properties fo:font-variant="normal" fo:text-transform="none" fo:color="#000000" style:font-name="Liberation Serif" fo:font-size="12pt" fo:letter-spacing="normal" fo:font-style="normal" style:text-underline-style="none" fo:font-weight="normal" officeooo:rsid="00136c84" fo:background-color="transparent" loext:char-shading-value="0" style:font-size-asian="12pt" style:font-size-complex="12pt" loext:padding="0cm" loext:border="none"/>
    </style:style>
    <style:style style:name="T11" style:family="text">
      <style:text-properties fo:font-variant="normal" fo:text-transform="none" fo:color="#000000" style:font-name="Liberation Serif" fo:font-size="12pt" fo:letter-spacing="normal" fo:font-style="normal" style:text-underline-style="none" fo:font-weight="normal" officeooo:rsid="001e940d" fo:background-color="transparent" loext:char-shading-value="0" style:font-size-asian="12pt" style:font-size-complex="12pt" loext:padding="0cm" loext:border="none"/>
    </style:style>
    <style:style style:name="T12" style:family="text">
      <style:text-properties fo:font-variant="normal" fo:text-transform="none" fo:color="#000000" style:font-name="Liberation Serif" fo:font-size="12pt" fo:letter-spacing="normal" fo:font-style="normal" style:text-underline-style="none" fo:font-weight="normal" officeooo:rsid="002035df" fo:background-color="transparent" loext:char-shading-value="0" style:font-size-asian="12pt" style:font-size-complex="12pt" loext:padding="0cm" loext:border="none"/>
    </style:style>
    <style:style style:name="T13" style:family="text">
      <style:text-properties fo:font-variant="normal" fo:text-transform="none" fo:color="#000000" style:font-name="Liberation Serif" fo:font-size="12pt" fo:letter-spacing="normal" fo:font-style="normal" style:text-underline-style="none" fo:font-weight="normal" officeooo:rsid="0023911a" fo:background-color="transparent" loext:char-shading-value="0" style:font-size-asian="12pt" style:font-size-complex="12pt" loext:padding="0cm" loext:border="none"/>
    </style:style>
    <style:style style:name="T14" style:family="text">
      <style:text-properties fo:font-variant="normal" fo:text-transform="none" fo:color="#000000" style:font-name="Liberation Serif" fo:font-size="12pt" fo:letter-spacing="normal" fo:font-style="normal" style:text-underline-style="none" fo:font-weight="normal" officeooo:rsid="00143c5b" fo:background-color="transparent" loext:char-shading-value="0" style:font-size-asian="12pt" style:font-size-complex="12pt" loext:padding="0cm" loext:border="none"/>
    </style:style>
    <style:style style:name="T15" style:family="text">
      <style:text-properties fo:font-variant="normal" fo:text-transform="none" fo:color="#000000" style:font-name="Liberation Serif" fo:font-size="12pt" fo:letter-spacing="normal" fo:font-style="normal" style:text-underline-style="none" fo:font-weight="normal" officeooo:rsid="001a51a4" fo:background-color="transparent" loext:char-shading-value="0" style:font-size-asian="12pt" style:font-size-complex="12pt" loext:padding="0cm" loext:border="none"/>
    </style:style>
    <style:style style:name="T16" style:family="text">
      <style:text-properties fo:font-variant="normal" fo:text-transform="none" fo:color="#000000" style:font-name="Liberation Serif" fo:font-size="12pt" fo:letter-spacing="normal" fo:font-style="normal" style:text-underline-style="none" fo:font-weight="normal" officeooo:rsid="00156180" fo:background-color="transparent" loext:char-shading-value="0" style:font-size-asian="12pt" style:font-size-complex="12pt" loext:padding="0cm" loext:border="none"/>
    </style:style>
    <style:style style:name="T17" style:family="text">
      <style:text-properties fo:font-variant="normal" fo:text-transform="none" fo:color="#000000" style:font-name="Liberation Serif" fo:font-size="12pt" fo:letter-spacing="normal" fo:font-style="normal" style:text-underline-style="none" fo:font-weight="normal" officeooo:rsid="00189f81" fo:background-color="transparent" loext:char-shading-value="0" style:font-size-asian="12pt" style:font-size-complex="12pt" loext:padding="0cm" loext:border="none"/>
    </style:style>
    <style:style style:name="T18" style:family="text">
      <style:text-properties fo:font-variant="normal" fo:text-transform="none" fo:color="#000000" style:font-name="Liberation Serif" fo:font-size="12pt" fo:letter-spacing="normal" fo:font-style="normal" style:text-underline-style="none" fo:font-weight="normal" officeooo:rsid="0023911a" fo:background-color="transparent" loext:char-shading-value="0" style:font-size-asian="10.5pt" style:font-style-asian="normal" style:font-size-complex="12pt" style:font-style-complex="normal" loext:padding="0cm" loext:border="none"/>
    </style:style>
    <style:style style:name="T19" style:family="text">
      <style:text-properties fo:font-variant="normal" fo:text-transform="none" fo:color="#000000" style:font-name="Liberation Serif" fo:font-size="12pt" fo:letter-spacing="normal" fo:font-style="normal" style:text-underline-style="none" fo:font-weight="normal" fo:background-color="transparent" loext:char-shading-value="0" style:font-size-asian="10.5pt" style:font-style-asian="normal" style:font-size-complex="12pt" style:font-style-complex="normal" loext:padding="0cm" loext:border="none"/>
    </style:style>
    <style:style style:name="T20" style:family="text">
      <style:text-properties fo:font-variant="normal" fo:text-transform="none" fo:color="#000000" style:font-name="Liberation Serif" fo:font-size="12pt" fo:letter-spacing="normal" fo:font-style="normal" style:text-underline-style="none" fo:background-color="transparent" loext:char-shading-value="0" style:font-size-asian="12pt" style:font-size-complex="12pt" loext:padding="0cm" loext:border="none"/>
    </style:style>
    <style:style style:name="T21" style:family="text">
      <style:text-properties fo:font-variant="normal" fo:text-transform="none" fo:color="#000000" style:font-name="Liberation Serif" fo:font-size="12pt" fo:letter-spacing="normal" fo:font-style="normal" style:text-underline-style="none" officeooo:rsid="00131e9e" fo:background-color="transparent" loext:char-shading-value="0" style:font-size-asian="12pt" style:font-size-complex="12pt" loext:padding="0cm" loext:border="none"/>
    </style:style>
    <style:style style:name="T22" style:family="text">
      <style:text-properties fo:font-variant="normal" fo:text-transform="none" fo:color="#000000" style:font-name="Liberation Serif" fo:font-size="12pt" fo:letter-spacing="normal" fo:font-style="normal" style:text-underline-style="none" officeooo:rsid="0023911a" fo:background-color="transparent" loext:char-shading-value="0" style:font-size-asian="12pt" style:font-size-complex="12pt" loext:padding="0cm" loext:border="none"/>
    </style:style>
    <style:style style:name="T23" style:family="text">
      <style:text-properties fo:font-variant="normal" fo:text-transform="none" fo:color="#000000" style:font-name="Liberation Serif" fo:font-size="12pt" fo:letter-spacing="normal" fo:font-style="normal" style:text-underline-style="none" officeooo:rsid="002035df" fo:background-color="transparent" loext:char-shading-value="0" style:font-size-asian="12pt" style:font-size-complex="12pt" loext:padding="0cm" loext:border="none"/>
    </style:style>
    <style:style style:name="T24" style:family="text">
      <style:text-properties fo:font-variant="normal" fo:text-transform="none" fo:color="#000000" style:font-name="Liberation Serif" fo:font-size="12pt" fo:letter-spacing="normal" fo:language="ru" fo:country="RU" fo:font-style="normal" style:text-underline-style="none" fo:font-weight="bold" officeooo:rsid="001992d2" fo:background-color="transparent" loext:char-shading-value="0" style:font-size-asian="12pt" style:font-weight-asian="bold" style:font-size-complex="12pt" style:font-weight-complex="bold" loext:padding="0cm" loext:border="none"/>
    </style:style>
    <style:style style:name="T25" style:family="text">
      <style:text-properties fo:font-variant="normal" fo:text-transform="none" fo:color="#000000" style:font-name="Liberation Serif" fo:font-size="12pt" fo:letter-spacing="normal" fo:language="ru" fo:country="RU" fo:font-style="normal" style:text-underline-style="none" fo:font-weight="bold" officeooo:rsid="001864f1" fo:background-color="transparent" loext:char-shading-value="0" style:font-size-asian="12pt" style:font-weight-asian="bold" style:font-size-complex="12pt" style:font-weight-complex="bold" loext:padding="0cm" loext:border="none"/>
    </style:style>
    <style:style style:name="T26" style:family="text">
      <style:text-properties fo:font-variant="normal" fo:text-transform="none" fo:color="#000000" style:font-name="Liberation Serif" fo:font-size="12pt" fo:letter-spacing="normal" fo:font-style="italic" style:text-underline-style="none" fo:font-weight="normal" officeooo:rsid="00136c84" fo:background-color="transparent" loext:char-shading-value="0" style:font-size-asian="12pt" style:font-style-asian="italic" style:font-size-complex="12pt" style:font-style-complex="italic" loext:padding="0cm" loext:border="none"/>
    </style:style>
    <style:style style:name="T27" style:family="text">
      <style:text-properties fo:font-variant="normal" fo:text-transform="none" fo:color="#000000" style:font-name="Liberation Serif" fo:font-size="12pt" fo:letter-spacing="normal" style:text-underline-style="none" fo:font-weight="normal" officeooo:rsid="0023911a" fo:background-color="transparent" loext:char-shading-value="0" style:font-size-asian="10.5pt" style:font-size-complex="12pt" loext:padding="0cm" loext:border="none"/>
    </style:style>
    <style:style style:name="T28" style:family="text">
      <style:text-properties fo:font-variant="normal" fo:text-transform="none" fo:color="#000000" style:font-name="Liberation Serif" fo:font-size="12pt" fo:letter-spacing="normal" style:text-underline-style="none" fo:font-weight="normal" fo:background-color="transparent" loext:char-shading-value="0" style:font-size-asian="10.5pt" style:font-size-complex="12pt" loext:padding="0cm" loext:border="none"/>
    </style:style>
    <style:style style:name="T29" style:family="text">
      <style:text-properties fo:font-variant="normal" fo:text-transform="none" fo:color="#000000" style:font-name="Liberation Serif" fo:letter-spacing="normal" fo:font-style="normal" style:text-underline-style="none" fo:font-weight="normal" fo:background-color="transparent" loext:char-shading-value="0" loext:padding="0cm" loext:border="none"/>
    </style:style>
    <style:style style:name="T30" style:family="text">
      <style:text-properties fo:font-variant="normal" fo:text-transform="none" fo:color="#000000" style:font-name="Liberation Serif" fo:letter-spacing="normal" fo:font-style="normal" style:text-underline-style="none" fo:font-weight="normal" officeooo:rsid="0023911a" fo:background-color="transparent" loext:char-shading-value="0" style:font-style-asian="normal" style:font-style-complex="normal" loext:padding="0cm" loext:border="none"/>
    </style:style>
    <style:style style:name="T31" style:family="text">
      <style:text-properties fo:font-variant="normal" fo:text-transform="none" fo:color="#000000" style:font-name="Liberation Serif" fo:letter-spacing="normal" fo:font-style="normal" style:text-underline-style="none" fo:background-color="transparent" loext:char-shading-value="0" loext:padding="0cm" loext:border="none"/>
    </style:style>
    <style:style style:name="T32" style:family="text">
      <style:text-properties fo:font-variant="normal" fo:text-transform="none" fo:color="#000000" style:font-name="Liberation Serif" fo:letter-spacing="normal" style:text-underline-style="none" fo:font-weight="normal" fo:background-color="transparent" loext:char-shading-value="0" loext:padding="0cm" loext:border="none"/>
    </style:style>
    <style:style style:name="T33" style:family="text">
      <style:text-properties fo:font-variant="normal" fo:text-transform="none" fo:color="#000000" style:font-name="Liberation Serif" fo:letter-spacing="normal" style:text-underline-style="none" fo:font-weight="normal" officeooo:rsid="0023911a" fo:background-color="transparent" loext:char-shading-value="0" loext:padding="0cm" loext:border="none"/>
    </style:style>
    <style:style style:name="T34" style:family="text">
      <style:text-properties officeooo:rsid="0019ecae"/>
    </style:style>
    <style:style style:name="T35" style:family="text">
      <style:text-properties fo:color="#000099" style:text-underline-style="solid" style:text-underline-width="auto" style:text-underline-color="font-color" officeooo:rsid="0010cebb"/>
    </style:style>
    <style:style style:name="T36" style:family="text">
      <style:text-properties style:font-name="Liberation Serif" officeooo:rsid="0010cebb"/>
    </style:style>
    <style:style style:name="T37" style:family="text">
      <style:text-properties officeooo:rsid="00157b74"/>
    </style:style>
    <style:style style:name="T38" style:family="text">
      <style:text-properties officeooo:rsid="00140b12"/>
    </style:style>
    <style:style style:name="T39" style:family="text">
      <style:text-properties fo:color="#000000" style:font-name="Liberation Serif" fo:font-size="12pt" style:text-underline-style="none" officeooo:rsid="00145920" fo:background-color="transparent" loext:char-shading-value="0" style:font-size-asian="12pt" style:font-size-complex="12pt" loext:padding="0cm" loext:border="none"/>
    </style:style>
    <style:style style:name="T40" style:family="text">
      <style:text-properties fo:color="#000000" style:font-name="Liberation Serif" fo:font-size="12pt" style:text-underline-style="none" officeooo:rsid="001e940d" fo:background-color="transparent" loext:char-shading-value="0" style:font-size-asian="12pt" style:font-size-complex="12pt" loext:padding="0cm" loext:border="none"/>
    </style:style>
    <style:style style:name="T41" style:family="text">
      <style:text-properties fo:color="#000000" style:font-name="Liberation Serif" fo:font-size="12pt" style:text-underline-style="none" officeooo:rsid="002035df" fo:background-color="transparent" loext:char-shading-value="0" style:font-size-asian="12pt" style:font-size-complex="12pt" loext:padding="0cm" loext:border="none"/>
    </style:style>
    <style:style style:name="T42" style:family="text">
      <style:text-properties fo:color="#000000" style:font-name="Liberation Serif" fo:font-size="12pt" style:text-underline-style="none" officeooo:rsid="001e723a" fo:background-color="transparent" loext:char-shading-value="0" style:font-size-asian="12pt" style:font-size-complex="12pt" loext:padding="0cm" loext:border="none"/>
    </style:style>
    <style:style style:name="T43" style:family="text">
      <style:text-properties fo:color="#000000" style:font-name="Liberation Serif" fo:font-size="12pt" style:text-underline-style="none" fo:font-weight="bold" officeooo:rsid="001e723a" fo:background-color="transparent" loext:char-shading-value="0" style:font-size-asian="12pt" style:font-weight-asian="bold" style:font-size-complex="12pt" style:font-weight-complex="bold" loext:padding="0cm" loext:border="none"/>
    </style:style>
    <style:style style:name="T44" style:family="text">
      <style:text-properties officeooo:rsid="002155b5"/>
    </style:style>
    <style:style style:name="T45" style:family="text">
      <style:text-properties officeooo:rsid="00137f69"/>
    </style:style>
    <style:style style:name="T46" style:family="text">
      <style:text-properties officeooo:rsid="001abfa8"/>
    </style:style>
    <style:style style:name="T47" style:family="text">
      <style:text-properties officeooo:rsid="001c06e7"/>
    </style:style>
    <style:style style:name="T48" style:family="text">
      <style:text-properties officeooo:rsid="001f5ab8"/>
    </style:style>
    <style:style style:name="T49" style:family="text">
      <style:text-properties officeooo:rsid="00189f81"/>
    </style:style>
    <style:style style:name="T50" style:family="text">
      <style:text-properties fo:font-weight="bold" officeooo:rsid="00156180" style:font-weight-asian="bold" style:font-weight-complex="bold"/>
    </style:style>
    <style:style style:name="T51" style:family="text">
      <style:text-properties fo:font-weight="bold" officeooo:rsid="001c4090" style:font-weight-asian="bold" style:font-weight-complex="bold"/>
    </style:style>
    <style:style style:name="T52" style:family="text">
      <style:text-properties officeooo:rsid="00156180"/>
    </style:style>
    <style:style style:name="T53" style:family="text">
      <style:text-properties officeooo:rsid="001c4090"/>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МОСКОВСКИЙ АВИАЦИОННЫЙ ИНСТИТУТ</text:p>
      <text:p text:style-name="P1">(НАЦИОНАЛЬНЫЙ ИССЛЕДОВАТЕЛЬСКИЙ УНИВЕРСИТЕТ)</text:p>
      <text:p text:style-name="P3">Факультет информационных технологий и прикладной математики</text:p>
      <text:p text:style-name="P3">Кафедра вычислительной математики и программирования</text:p>
      <text:p text:style-name="P3"/>
      <text:p text:style-name="P3"/>
      <text:p text:style-name="P3"/>
      <text:p text:style-name="P4">Отчет по <text:span text:style-name="T34">курсовому проекту</text:span></text:p>
      <text:p text:style-name="P4">по курсу</text:p>
      <text:p text:style-name="P4">«Информационный поиск»</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Группа: М80-108М-17 </text:p>
      <text:p text:style-name="P2">Выполнил: <text:span text:style-name="T1">Забарин Н.И.</text:span> </text:p>
      <text:p text:style-name="P2">Преподаватель: А.Л. Калинин </text:p>
      <text:p text:style-name="P2"/>
      <text:p text:style-name="P2"/>
      <text:p text:style-name="P2"/>
      <text:p text:style-name="P2"/>
      <text:p text:style-name="P7">Москва, 2018</text:p>
      <text:p text:style-name="P5"><text:soft-page-break/>Задание</text:p>
      <text:p text:style-name="P9"><text:tab/>Необходимо <text:span text:style-name="T34">проиндексировать англоязычную Википедию, реализовать поиск по полученному индексу.</text:span></text:p>
      <text:p text:style-name="P9"/>
      <text:p text:style-name="P5">Метод решения</text:p>
      <text:p text:style-name="P18"><text:span text:style-name="T2"><text:tab/>Дамп английской википедии брался с ресурса </text:span><text:a xlink:type="simple" xlink:href="https://meta.wikimedia.o/" text:style-name="Internet_20_link" text:visited-style-name="Visited_20_Internet_20_Link"><text:span text:style-name="T2">https://meta.wikimedia.o</text:span></text:a><text:span text:style-name="T35">rg/wiki/Data_dump_torrents</text:span><text:span text:style-name="T2">, конкретно взят арх</text:span><text:span text:style-name="T36">ив </text:span><text:span text:style-name="T5">enwiki-20170301-pages-articles.xml.bz2. </text:span></text:p>
      <text:p text:style-name="P18"><text:span text:style-name="T4"><text:tab/></text:span><text:span text:style-name="T6">В архиве находится xml-файл размера около 60Гб. </text:span></text:p>
      <text:p text:style-name="P18"><text:span text:style-name="T6"><text:tab/></text:span><text:span text:style-name="T7">Для извлечения и очистки текстов статей был разработан отдельный скрипт на Python3. Исходные тексты хранятся в PostgressSQL.</text:span></text:p>
      <text:p text:style-name="P18"><text:span text:style-name="T7"><text:tab/></text:span><text:span text:style-name="T8">Индексация происходит за один проход. </text:span><text:span text:style-name="T37">Поскольку словарь токенов не помещается в оперативную память (было выставлено искусственное ограничение на 1ГБ) процесс индексации состоит из 3 частей.</text:span></text:p>
      <text:p text:style-name="P19"><text:span text:style-name="T7"><text:tab/>На первом этапе собирается словарь в котором ключом является токен, а значением список идентификаторов статей. После обработки каждой статьи считается приближенный размер индекса содержащегося в словаре, как только размер превышает пороговое значение в 200 МБ происходит запись индекса на диск и обнуление словаря, это второй этап. После записи возвращаемся к построению индекса.</text:span></text:p>
      <text:p text:style-name="P20"><text:span text:style-name="T7"><text:tab/></text:span><text:span text:style-name="T9">Поисковый </text:span><text:span text:style-name="T10">API состоит из двух запросов search и get_results. Первый принимает запрос обрабатывает и сохраняет результат на стороне сервера, возвращает id поиска </text:span><text:span text:style-name="T26">(случайный набор символов)</text:span><text:span text:style-name="T10">. Второй запрос принимает id поиска и номер страницы для отображения. Синтаксис поисковых запросов:</text:span></text:p>
      <text:list xml:id="list7938738415918983894" text:style-name="L1">
        <text:list-item>
          <text:p text:style-name="P36">Пробел или два амперсанда, «&amp;&amp;», соответствуют логической операции «И».</text:p>
        </text:list-item>
        <text:list-item>
          <text:p text:style-name="P35">Две вертикальных «палочки», «||» – логическая операция «ИЛИ»</text:p>
        </text:list-item>
        <text:list-item>
          <text:p text:style-name="P35">Восклицательный знак, «!» – логическая операция «НЕТ»</text:p>
        </text:list-item>
        <text:list-item>
          <text:p text:style-name="P35">Могут использоваться скобки.</text:p>
        </text:list-item>
      </text:list>
      <text:p text:style-name="P21"><text:tab/>Для демонстрации работы поисковой системы <text:span text:style-name="T44">был</text:span> реализован веб-сервис,</text:p>
      <text:p text:style-name="P21">реализующий базовую функциональность поиска из двух страниц:</text:p>
      <text:list xml:id="list8421644338797755390" text:style-name="L3">
        <text:list-item>
          <text:p text:style-name="P22">Начальная страница с формой ввода поискового запроса.</text:p>
        </text:list-item>
        <text:list-item>
          <text:p text:style-name="P37">«<text:span text:style-name="T38">что где когда</text:span>»/<text:span text:style-name="T38">2</text:span> <text:span text:style-name="T38">- такому запросу удовлетворяют документы содержащие в себе термины что, где и когда на расстоянии не более 2, без нарушения порядка. Если элемент /2 отсутствует то термины должны идти подряд.</text:span></text:p>
        </text:list-item>
      </text:list>
      <text:p text:style-name="P21"><text:span text:style-name="T9"><text:tab/>Страница поисковой выдачи, содержащая в себе форму ввода поискового запроса, 50 результатов поиска в виде текстов заголовков документов и ссылок на эти документы, а так же ссылку на получение следующих 50 результатов.</text:span></text:p>
      <text:p text:style-name="P21"><text:span text:style-name="T9"><text:tab/></text:span><text:span text:style-name="T11">Целые числа в индексе сжимаются с помощью VarByte.</text:span></text:p>
      <text:p text:style-name="P23"><text:span text:style-name="T11"><text:tab/>Поддерживается операция прыжка по индексу:</text:span></text:p>
      <text:list xml:id="list8642164220715744323" text:style-name="L5">
        <text:list-item>
          <text:p text:style-name="P40">Прыгать будем по документам</text:p>
        </text:list-item>
        <text:list-item>
          <text:p text:style-name="P40">Пусть L длина списка документов в которых есть термин, тогда введем 2 функции </text:p>
          <text:list>
            <text:list-item>
              <text:p text:style-name="P40">p = P(L) — частота прыжка, то есть если номер элемента в списке длины L кратен p то за этим элементом находится блок прыжка.</text:p>
            </text:list-item>
            <text:list-item>
              <text:p text:style-name="P40">o = O(L) — длина прыжка.</text:p>
            </text:list-item>
          </text:list>
        </text:list-item>
        <text:list-item>
          <text:p text:style-name="P40">p должно быть примерно равно корню L. Я выбрал след формулу P(L)=round_up(sqrt(L-1)).</text:p>
        </text:list-item>
        <text:list-item>
          <text:p text:style-name="P40">Довольно очевидно что o &lt;= p, иначе мы прыжком перепрыгиваем потенциальный прыжок.</text:p>
        </text:list-item>
        <text:list-item>
          <text:p text:style-name="P40">Если o &lt; 3 не будем прыгать и вставлять прыжки. Понятно что прыжок должен выполняться быстрее чем проход по элементам через которые мы прыгаем.</text:p>
        </text:list-item>
      </text:list>
      <text:p text:style-name="P17"><text:span text:style-name="T40">Первоначальная формула для </text:span><text:span text:style-name="T39">o: O(L) = round_up((L-1) / (P(L)*3))</text:span></text:p>
      <text:p text:style-name="P17"><text:span text:style-name="T39"><text:tab/></text:span><text:span text:style-name="T41">Поисковая выдача сортируется по TF-IDF индксам.</text:span></text:p>
      <text:p text:style-name="P17"><text:span text:style-name="T41"><text:tab/>Используется лемматизатор из библиотеки NLTK. </text:span></text:p>
      <text:p text:style-name="P17"><text:soft-page-break/><text:span text:style-name="T41"><text:tab/>Так же реализован зонный поиск для поиска по заголовкам, для результатов найденых в заголовках индекс TF-IDF умножается на 5.</text:span></text:p>
      <text:p text:style-name="P24"><text:span text:style-name="T12"><text:tab/>Поисковая выдача обогащается за счет построения динамических сниппетов.</text:span></text:p>
      <text:p text:style-name="P24"><text:span text:style-name="T12"/></text:p>
      <text:p text:style-name="P34"><text:span text:style-name="T23">П</text:span><text:span text:style-name="T20">обайтовое описание формата</text:span></text:p>
      <text:p text:style-name="P39"><text:tab/>Блок в файле-индексе имеет следующую структуру:</text:p>
      <text:list xml:id="list1170784691666770598" text:style-name="L10">
        <text:list-item>
          <text:p text:style-name="P45">4 байта, длина терма, l</text:p>
        </text:list-item>
        <text:list-item>
          <text:p text:style-name="P45">l байт под сам терм</text:p>
        </text:list-item>
        <text:list-item>
          <text:p text:style-name="P45">4 байта, размер блока, sz</text:p>
        </text:list-item>
        <text:list-item>
          <text:p text:style-name="P45">4 байта, длина блока, n</text:p>
        </text:list-item>
        <text:list-item>
          <text:p text:style-name="P45">n «вхождений» следующего вида</text:p>
          <text:list>
            <text:list-item>
              <text:p text:style-name="P45">4 байта, номер документа</text:p>
            </text:list-item>
            <text:list-item>
              <text:p text:style-name="P45">4 байта, размер «вхождения», k</text:p>
            </text:list-item>
            <text:list-item>
              <text:p text:style-name="P44"><text:span text:style-name="T3">k байт, содержат список координат</text:span></text:p>
            </text:list-item>
          </text:list>
        </text:list-item>
      </text:list>
      <text:p text:style-name="P24"><text:span text:style-name="T12"/></text:p>
      <text:p text:style-name="P33"><text:span text:style-name="T22">TF-IDF подробно</text:span></text:p>
      <text:p text:style-name="P24"><text:span text:style-name="T13"><text:tab/></text:span><text:span text:style-name="T14">Что бы в поисковой выдаче документы были отсортированы необходимо сначала получить все результаты поиска, что невозможно из-за ограничения по оперативной памяти, от временной записи результатов на диск придется отказаться, т.к. SSD диски имеют ограниченное число циклов записи. Реализована следующая схема выполняем поиск всех результатов, для каждого результата вычисляем индекс, будем хранить в специальном итераторе только 1000 лучших результатов, </text:span><text:span text:style-name="T15">будем использовать для этого модуль heapq</text:span><text:span text:style-name="T14">. То есть одновременно в памяти будет находиться порядка 1000 результатов поиска, это вполне можно себе позволить. </text:span></text:p>
      <text:p text:style-name="P38"><text:span text:style-name="T51"><text:tab/>Минусы</text:span><text:span text:style-name="T53">, основной недостаток это сильное ухудшение производительности, время выполнения запроса прямо пропорционально количеству результатов. Вторым минусом является ограничение на 1000 результатов, не считаю это плохим результатом, тк это число легко увеличивается, главное что бы хватало оперативной памяти. И третий момент — TF-IDF метрика считается отдельно для каждого файла-индекса.</text:span></text:p>
      <text:p text:style-name="P42"/>
      <text:p text:style-name="P43"><text:span text:style-name="T14"><text:tab/></text:span><text:span text:style-name="T43">Оптимизация</text:span><text:span text:style-name="T42">, возьмем два запроса «black and yellow» и «black yellow», 80%+ результатов поиска совпадает, но в одном случае обработка запроса примерно 5 сек, в другом 1 сек. Логично выкидывать высокочастотные слова из поиска, то есть если ввести порог для IDF индекса, ниже которого слова будут игнорироваться. Если же пользователь ищет что-то где присутствует высокочастотное слово можно использовать цитатный поиск, который игнорирует данный порог.</text:span></text:p>
      <text:p text:style-name="P46"><text:tab/></text:p>
      <text:p text:style-name="P46"><text:tab/><text:span text:style-name="T50">Булевы операции над TF-IDF индексом</text:span><text:span text:style-name="T52">, при точном совпадении с запросом необходимо так же вычислять TF-IDF индекс, для этого необходимо определить логические операции над этим индексом:</text:span></text:p>
      <text:list xml:id="list2065590271846263194" text:style-name="L9">
        <text:list-item>
          <text:p text:style-name="P41">термин, для одиночного термина индекс будет вычисляться по обычной формуле.</text:p>
        </text:list-item>
        <text:list-item>
          <text:p text:style-name="P41">&amp;, для логического И, индекс двух слагаемых просто складывается.</text:p>
        </text:list-item>
        <text:list-item>
          <text:p text:style-name="P41">|, для логического ИЛИ есть два варианта, когда только одно из слагаемых Истино возвращаем индекс слагаемого, если оба Истины то возвращаем сумму.</text:p>
        </text:list-item>
        <text:list-item>
          <text:p text:style-name="P41">/, <text:span text:style-name="T49">для цитатного поиска все не очевидно, будем брать число вхождений цитаты в документ, умножать на число слов в цитате в квадрате, делить на число слов в документе, и умножать на константу заменяющую IDF.</text:span></text:p>
        </text:list-item>
      </text:list>
      <text:p text:style-name="P24"><text:span text:style-name="T16">!, </text:span><text:span text:style-name="T17">отрицание имеет значение индекса как у слагаемого.</text:span><text:span text:style-name="T10"><text:tab/></text:span></text:p>
      <text:p text:style-name="P10"/>
      <text:p text:style-name="P6"><text:span text:style-name="T21">С</text:span><text:span text:style-name="T20">татистика</text:span></text:p>
      <text:p text:style-name="P13"><text:soft-page-break/><text:tab/>Было проиндексированно 8,5 млн документов, суммарная длина всех слов около 21 миллиарда символов, на индексацию ушло 34 тысячи секунд, получено 112 индексов размера порядка 100мб. Скорость выполнения запроса из одного слова порядка 25 секунд.</text:p>
      <text:p text:style-name="P13"/>
      <text:p text:style-name="P15">Оценка качества</text:p>
      <text:p text:style-name="P14"><text:tab/><text:span text:style-name="T45">Оценка проводи</text:span>лась<text:span text:style-name="T45"> на выборке из 1е6 случайных статей. Сравнивать будем с встроенным поиском в Википедию и поиском Google(site:en.wikipedia.org). Считаю такое сравнение некорректным за счет сильного отличия корпусов документов по которым производится поиск, мой корпус меньше в 8,5 раз. Сравнение проводится скриптом, который выполняет один и тот же запрос во всех поисковых системах и сравнивает сколько результатов выдачи моей системы присутствуют в эталонных выдачах, сравниваются топ-100 результатов. Список запросов(P@1/P@3/P@5/P@10):</text:span></text:p>
      <text:list xml:id="list6632608455912210391" text:style-name="L6">
        <text:list-item>
          <text:p text:style-name="P25">from which books bible composed (1/1/1/1)</text:p>
        </text:list-item>
        <text:list-item>
          <text:p text:style-name="P25">What? Where? When? (<text:span text:style-name="T46">0</text:span>/<text:span text:style-name="T46">0</text:span>/<text:span text:style-name="T46">0</text:span>/<text:span text:style-name="T46">0</text:span>)</text:p>
        </text:list-item>
        <text:list-item>
          <text:p text:style-name="P25">game (1/<text:span text:style-name="T46">3</text:span>/<text:span text:style-name="T46">4</text:span>/<text:span text:style-name="T46">8</text:span>)</text:p>
        </text:list-item>
        <text:list-item>
          <text:p text:style-name="P25">russian aircraft factories (<text:span text:style-name="T46">0</text:span>/<text:span text:style-name="T46">1</text:span>/<text:span text:style-name="T46">1</text:span>/<text:span text:style-name="T46">1</text:span>)</text:p>
        </text:list-item>
        <text:list-item>
          <text:p text:style-name="P25">without me the nation are not complete (<text:span text:style-name="T46">0</text:span>/<text:span text:style-name="T46">0</text:span>/<text:span text:style-name="T46">0</text:span>/<text:span text:style-name="T46">0</text:span>)</text:p>
        </text:list-item>
        <text:list-item>
          <text:p text:style-name="P25">name of inhabitants of embankments (<text:span text:style-name="T46">0</text:span>/<text:span text:style-name="T46">0</text:span>/<text:span text:style-name="T46">0</text:span>/<text:span text:style-name="T46">0</text:span>)</text:p>
        </text:list-item>
        <text:list-item>
          <text:p text:style-name="P25">where they crowned Nicholas 2 (<text:span text:style-name="T46">1</text:span>/<text:span text:style-name="T46">1</text:span>/<text:span text:style-name="T46">1</text:span>/<text:span text:style-name="T46">2</text:span>)</text:p>
        </text:list-item>
        <text:list-item>
          <text:p text:style-name="P25">assistant prosecutor (<text:span text:style-name="T46">0</text:span>/<text:span text:style-name="T46">0</text:span>/<text:span text:style-name="T46">0</text:span>/<text:span text:style-name="T46">0</text:span>)</text:p>
        </text:list-item>
        <text:list-item>
          <text:p text:style-name="P25">kings of gas <text:span text:style-name="T46">(ничего не найдено)</text:span></text:p>
        </text:list-item>
        <text:list-item>
          <text:p text:style-name="P25">administrative code (<text:span text:style-name="T46">1</text:span>/<text:span text:style-name="T46">1</text:span>/<text:span text:style-name="T46">1</text:span>/<text:span text:style-name="T46">1</text:span>)</text:p>
        </text:list-item>
        <text:list-item>
          <text:p text:style-name="P25">organic compounds (<text:span text:style-name="T46">1</text:span>/<text:span text:style-name="T46">2</text:span>/<text:span text:style-name="T46">3</text:span>/<text:span text:style-name="T46">4</text:span>)</text:p>
        </text:list-item>
        <text:list-item>
          <text:p text:style-name="P25">game of thrones (<text:span text:style-name="T46">ничего не найдено</text:span>)</text:p>
        </text:list-item>
        <text:list-item>
          <text:p text:style-name="P25">Sigmund Freud (<text:span text:style-name="T46">0</text:span>/<text:span text:style-name="T46">1</text:span>/<text:span text:style-name="T46">2</text:span>/<text:span text:style-name="T46">2</text:span>)</text:p>
        </text:list-item>
        <text:list-item>
          <text:p text:style-name="P25">Barack Obama (<text:span text:style-name="T46">1</text:span>/<text:span text:style-name="T46">1</text:span>/<text:span text:style-name="T46">2</text:span>/<text:span text:style-name="T46">3</text:span>)</text:p>
        </text:list-item>
        <text:list-item>
          <text:p text:style-name="P25">World War (<text:span text:style-name="T46">0</text:span>/<text:span text:style-name="T46">0</text:span>/<text:span text:style-name="T46">1</text:span>/<text:span text:style-name="T46">1</text:span>)</text:p>
        </text:list-item>
        <text:list-item>
          <text:p text:style-name="P25">Cristiano Ronaldo (<text:span text:style-name="T46">1</text:span>/<text:span text:style-name="T46">2</text:span>/<text:span text:style-name="T46">2</text:span>/<text:span text:style-name="T46">2</text:span>)</text:p>
        </text:list-item>
        <text:list-item>
          <text:p text:style-name="P25">Star Wars (<text:span text:style-name="T46">1</text:span>/<text:span text:style-name="T46">3</text:span>/<text:span text:style-name="T46">4</text:span>/<text:span text:style-name="T46">4</text:span>)</text:p>
        </text:list-item>
        <text:list-item>
          <text:p text:style-name="P25">Indigenous australian (<text:span text:style-name="T46">0</text:span>/<text:span text:style-name="T46">0</text:span>/<text:span text:style-name="T46">0</text:span>/<text:span text:style-name="T46">0</text:span>)</text:p>
        </text:list-item>
        <text:list-item>
          <text:p text:style-name="P25">Web scraping (<text:span text:style-name="T46">0</text:span>/<text:span text:style-name="T46">0</text:span>/<text:span text:style-name="T46">0</text:span>/<text:span text:style-name="T46">0</text:span>)</text:p>
        </text:list-item>
        <text:list-item>
          <text:p text:style-name="P25">Illuminati (<text:span text:style-name="T46">1</text:span>/<text:span text:style-name="T47">1</text:span>/<text:span text:style-name="T47">2</text:span>/<text:span text:style-name="T47">3</text:span>)</text:p>
        </text:list-item>
        <text:list-item>
          <text:p text:style-name="P25">September 11 attacks (<text:span text:style-name="T47">почти все результаты вида «List of minor planets: 102001–103000»</text:span>)</text:p>
        </text:list-item>
        <text:list-item>
          <text:p text:style-name="P25">List of The Big Bang Theory episodes (<text:span text:style-name="T47">один странный результат</text:span>)</text:p>
        </text:list-item>
        <text:list-item>
          <text:p text:style-name="P25">Princess Charlotte of Cambridge (<text:span text:style-name="T46">0</text:span>/<text:span text:style-name="T46">0</text:span>/<text:span text:style-name="T46">0</text:span>/<text:span text:style-name="T46">0</text:span>)</text:p>
        </text:list-item>
        <text:list-item>
          <text:p text:style-name="P25">when is mothers day (<text:span text:style-name="T46">0</text:span>/<text:span text:style-name="T46">0</text:span>/<text:span text:style-name="T46">0</text:span>/<text:span text:style-name="T46">0</text:span>)</text:p>
        </text:list-item>
        <text:list-item>
          <text:p text:style-name="P25">how to solve a rubix cube (<text:span text:style-name="T46">0</text:span>/<text:span text:style-name="T46">0</text:span>/<text:span text:style-name="T46">0</text:span>/<text:span text:style-name="T46">0</text:span>)</text:p>
        </text:list-item>
        <text:list-item>
          <text:p text:style-name="P25">how to write a cover letter (<text:span text:style-name="T46">0</text:span>/<text:span text:style-name="T46">0</text:span>/<text:span text:style-name="T46">0</text:span>/<text:span text:style-name="T46">0</text:span>)</text:p>
        </text:list-item>
        <text:list-item>
          <text:p text:style-name="P25">what is amazon prime (<text:span text:style-name="T46">0</text:span>/<text:span text:style-name="T46">0</text:span>/<text:span text:style-name="T46">0</text:span>/<text:span text:style-name="T46">0</text:span>)</text:p>
        </text:list-item>
        <text:list-item>
          <text:p text:style-name="P25">what is my spirit animal (<text:span text:style-name="T46">0</text:span>/<text:span text:style-name="T46">0</text:span>/<text:span text:style-name="T46">0</text:span>/<text:span text:style-name="T46">0</text:span>)</text:p>
        </text:list-item>
        <text:list-item>
          <text:p text:style-name="P25">what does og mean (<text:span text:style-name="T46">0</text:span>/<text:span text:style-name="T46">0</text:span>/<text:span text:style-name="T46">0</text:span>/<text:span text:style-name="T46">0</text:span>)</text:p>
        </text:list-item>
        <text:list-item>
          <text:p text:style-name="P25">is pluto a planet (<text:span text:style-name="T47">ничего не найдено</text:span>)</text:p>
        </text:list-item>
      </text:list>
      <text:p text:style-name="P26"/>
      <text:p text:style-name="P28"><text:tab/>Большинство запросов дают <text:span text:style-name="T48">мало</text:span> совпадений, до двух совпадений. Лучшие результаты:</text:p>
      <text:list xml:id="list9131418475010378538" text:style-name="L8">
        <text:list-item>
          <text:p text:style-name="P27">«from which books bible composed», 6 совпадений,</text:p>
        </text:list-item>
        <text:list-item>
          <text:p text:style-name="P27">«game», 4 совпадения,</text:p>
        </text:list-item>
        <text:list-item>
          <text:p text:style-name="P27">«organic compounds», 4 совпадения,</text:p>
        </text:list-item>
        <text:list-item>
          <text:p text:style-name="P27"><text:span text:style-name="T29">«Illuminati», 10 совпадений</text:span></text:p>
        </text:list-item>
      </text:list>
      <text:p text:style-name="P28"><text:span text:style-name="T29"/></text:p>
      <text:p text:style-name="P30"><text:span text:style-name="T31">Примеры кода</text:span></text:p>
      <text:p text:style-name="P29"><text:span text:style-name="T29"><text:tab/>Код класса-интератора по блоку:</text:span></text:p>
      <text:p text:style-name="P31"><text:span text:style-name="T32">class ResIter:</text:span></text:p>
      <text:p text:style-name="P31"><text:span text:style-name="T32"><text:s text:c="4"/>def __init__(self, index=None, op=None, fname=None, pos=0, children=None, empty=False, term=None, read_list=False, idf=None, coef=1):</text:span></text:p>
      <text:p text:style-name="P31"><text:span text:style-name="T32"><text:s text:c="8"/>self.term = term</text:span></text:p>
      <text:p text:style-name="P31"><text:span text:style-name="T32"><text:s text:c="8"/>self.fname = fname</text:span></text:p>
      <text:p text:style-name="P31"><text:span text:style-name="T32"><text:s text:c="8"/>self.position = pos</text:span></text:p>
      <text:p text:style-name="P31"><text:soft-page-break/><text:span text:style-name="T32"><text:s text:c="8"/>self.op = op</text:span></text:p>
      <text:p text:style-name="P31"><text:span text:style-name="T32"><text:s text:c="8"/>self.neg = False</text:span></text:p>
      <text:p text:style-name="P31"><text:span text:style-name="T32"><text:s text:c="8"/>self.children = children</text:span></text:p>
      <text:p text:style-name="P31"><text:span text:style-name="T32"><text:s text:c="8"/>self.index = index</text:span></text:p>
      <text:p text:style-name="P31"><text:span text:style-name="T32"><text:s text:c="8"/>self.read_list = read_list</text:span></text:p>
      <text:p text:style-name="P31"><text:span text:style-name="T32"><text:s text:c="8"/>self.backup = None</text:span></text:p>
      <text:p text:style-name="P31"><text:span text:style-name="T32"/></text:p>
      <text:p text:style-name="P31"><text:span text:style-name="T32"><text:s text:c="8"/>self.idf = idf</text:span></text:p>
      <text:p text:style-name="P31"><text:span text:style-name="T32"><text:s text:c="8"/>if self.idf:</text:span></text:p>
      <text:p text:style-name="P31"><text:span text:style-name="T32"><text:s text:c="12"/>self.idf /= math.log(10)</text:span></text:p>
      <text:p text:style-name="P31"><text:span text:style-name="T32"/></text:p>
      <text:p text:style-name="P31"><text:span text:style-name="T32"><text:s text:c="8"/>self.coef = coef</text:span></text:p>
      <text:p text:style-name="P31"><text:span text:style-name="T32"/></text:p>
      <text:p text:style-name="P31"><text:span text:style-name="T32"><text:s text:c="8"/>self.jump_cnt = 0</text:span></text:p>
      <text:p text:style-name="P31"><text:span text:style-name="T32"><text:s text:c="8"/>self.jump_suc = 0</text:span></text:p>
      <text:p text:style-name="P31"><text:span text:style-name="T32"><text:s text:c="8"/>self.jump_pos = None</text:span></text:p>
      <text:p text:style-name="P31"><text:span text:style-name="T32"><text:s text:c="8"/>self.unjump_data = None</text:span></text:p>
      <text:p text:style-name="P31"><text:span text:style-name="T32"/></text:p>
      <text:p text:style-name="P31"><text:span text:style-name="T32"><text:s text:c="8"/>if empty:</text:span></text:p>
      <text:p text:style-name="P31"><text:span text:style-name="T32"><text:s text:c="12"/>self.type = RES_TYPE_EMPTY</text:span></text:p>
      <text:p text:style-name="P31"><text:span text:style-name="T32"><text:s text:c="8"/>elif op and children:</text:span></text:p>
      <text:p text:style-name="P31"><text:span text:style-name="T32"><text:s text:c="12"/>self.type = RES_TYPE_OP</text:span></text:p>
      <text:p text:style-name="P31"><text:span text:style-name="T32"><text:s text:c="12"/>if self.op == '!':</text:span></text:p>
      <text:p text:style-name="P31"><text:span text:style-name="T32"><text:s text:c="16"/>self.neg = True</text:span></text:p>
      <text:p text:style-name="P31"><text:span text:style-name="T32"><text:s text:c="8"/>else:</text:span></text:p>
      <text:p text:style-name="P31"><text:span text:style-name="T32"><text:s text:c="12"/>self.type = RES_TYPE_RES</text:span></text:p>
      <text:p text:style-name="P31"><text:span text:style-name="T32"><text:s text:c="12"/>with open(self.index._index_file(fname=fname), 'br') as fidx:</text:span></text:p>
      <text:p text:style-name="P31"><text:span text:style-name="T32"><text:s text:c="16"/>fidx.seek(pos, 0)</text:span></text:p>
      <text:p text:style-name="P31"><text:span text:style-name="T32"><text:s text:c="16"/>self.block_size = storage.read_int_raw(fidx)</text:span></text:p>
      <text:p text:style-name="P31"><text:span text:style-name="T32"><text:s text:c="16"/>self.length = storage.read_int(fidx)</text:span></text:p>
      <text:p text:style-name="P31"><text:span text:style-name="T32"><text:s text:c="16"/>self.current_pos = fidx.tell()</text:span></text:p>
      <text:p text:style-name="P31"><text:span text:style-name="T32"><text:s text:c="16"/>self.current_i = 0</text:span></text:p>
      <text:p text:style-name="P31"><text:span text:style-name="T32"/></text:p>
      <text:p text:style-name="P31"><text:span text:style-name="T32"><text:s text:c="16"/>self.jump_p, self.jump_o = storage.get_jump_op(self.length)</text:span></text:p>
      <text:p text:style-name="P31"><text:span text:style-name="T32"/></text:p>
      <text:p text:style-name="P31"><text:span text:style-name="T32"><text:s text:c="4"/>@staticmethod</text:span></text:p>
      <text:p text:style-name="P31"><text:span text:style-name="T32"><text:s text:c="4"/>def _quote(a, b, d):</text:span></text:p>
      <text:p text:style-name="P31"><text:span text:style-name="T32"><text:s text:c="8"/>ch1, ch2 = a.next(), b.next()</text:span></text:p>
      <text:p text:style-name="P31"><text:span text:style-name="T32"><text:s text:c="8"/>while ch1 and ch2:</text:span></text:p>
      <text:p text:style-name="P31"><text:span text:style-name="T32"><text:s text:c="12"/>if ch1['id'] == ch2['id']:</text:span></text:p>
      <text:p text:style-name="P31"><text:span text:style-name="T32"><text:s text:c="16"/>poses = []</text:span></text:p>
      <text:p text:style-name="P31"><text:span text:style-name="T32"><text:s text:c="16"/>bset = set(ch2['lst'])</text:span></text:p>
      <text:p text:style-name="P31"><text:span text:style-name="T32"><text:s text:c="16"/>for i in ch1['lst']:</text:span></text:p>
      <text:p text:style-name="P31"><text:span text:style-name="T32"><text:s text:c="20"/>for k in range(d):</text:span></text:p>
      <text:p text:style-name="P31"><text:span text:style-name="T32"><text:s text:c="24"/>if i+k+1 in bset:</text:span></text:p>
      <text:p text:style-name="P31"><text:span text:style-name="T32"><text:s text:c="28"/>poses.append(i)</text:span></text:p>
      <text:p text:style-name="P31"><text:span text:style-name="T32"><text:s text:c="28"/>break</text:span></text:p>
      <text:p text:style-name="P31"><text:span text:style-name="T32"><text:s text:c="16"/>if poses:</text:span></text:p>
      <text:p text:style-name="P31"><text:span text:style-name="T32"><text:s text:c="20"/>return (ch1['id'], poses)</text:span></text:p>
      <text:p text:style-name="P31"><text:span text:style-name="T32"><text:s text:c="16"/>ch1, ch2 = a.next(), b.next()</text:span></text:p>
      <text:p text:style-name="P31"><text:span text:style-name="T32"><text:s text:c="12"/>elif ch1['id'] &lt; ch2['id']:</text:span></text:p>
      <text:p text:style-name="P31"><text:span text:style-name="T32"><text:s text:c="16"/>ch1 = a.next()</text:span></text:p>
      <text:p text:style-name="P31"><text:soft-page-break/><text:span text:style-name="T32"><text:s text:c="12"/>else:</text:span></text:p>
      <text:p text:style-name="P31"><text:span text:style-name="T32"><text:s text:c="16"/>ch2 = b.next()</text:span></text:p>
      <text:p text:style-name="P31"><text:span text:style-name="T32"><text:s text:c="8"/>return None</text:span></text:p>
      <text:p text:style-name="P31"><text:span text:style-name="T32"/></text:p>
      <text:p text:style-name="P31"><text:span text:style-name="T32"><text:s text:c="4"/>def quote(self, children, d):</text:span></text:p>
      <text:p text:style-name="P31"><text:span text:style-name="T32"><text:s text:c="8"/>if len(children) == 1:</text:span></text:p>
      <text:p text:style-name="P31"><text:span text:style-name="T32"><text:s text:c="12"/>return children[0].next()</text:span></text:p>
      <text:p text:style-name="P31"><text:span text:style-name="T32"><text:s text:c="8"/>r = self._quote(children[-2], children[-1], d)</text:span></text:p>
      <text:p text:style-name="P31"><text:span text:style-name="T32"><text:s text:c="8"/>while r:</text:span></text:p>
      <text:p text:style-name="P31"><text:span text:style-name="T32"><text:s text:c="12"/>t = self.quote(children[:-2]+[FakeRes(r)], d)</text:span></text:p>
      <text:p text:style-name="P31"><text:span text:style-name="T32"><text:s text:c="12"/>if t:</text:span></text:p>
      <text:p text:style-name="P31"><text:span text:style-name="T32"><text:s text:c="16"/>return t</text:span></text:p>
      <text:p text:style-name="P31"><text:span text:style-name="T32"><text:s text:c="12"/>r = self._quote(children[-2], children[-1], d)</text:span></text:p>
      <text:p text:style-name="P31"><text:span text:style-name="T32"/></text:p>
      <text:p text:style-name="P31"><text:span text:style-name="T32"><text:s text:c="8"/>return None</text:span></text:p>
      <text:p text:style-name="P31"><text:span text:style-name="T32"/></text:p>
      <text:p text:style-name="P31"><text:span text:style-name="T32"><text:s text:c="4"/>def next(self):</text:span></text:p>
      <text:p text:style-name="P31"><text:span text:style-name="T32"><text:s text:c="8"/>if self.type == RES_TYPE_EMPTY:</text:span></text:p>
      <text:p text:style-name="P31"><text:span text:style-name="T32"><text:s text:c="12"/>return None</text:span></text:p>
      <text:p text:style-name="P31"><text:span text:style-name="T32"><text:s text:c="8"/>if self.type == RES_TYPE_OP:</text:span></text:p>
      <text:p text:style-name="P31"><text:span text:style-name="T32"><text:s text:c="12"/>if self.op == '&amp;':</text:span></text:p>
      <text:p text:style-name="P31"><text:span text:style-name="T32"><text:s text:c="16"/>ch1, ch2 = self.children</text:span></text:p>
      <text:p text:style-name="P31"><text:span text:style-name="T32"><text:s text:c="16"/>r1, r2 = ch1.next(), ch2.next()</text:span></text:p>
      <text:p text:style-name="P31"><text:span text:style-name="T32"><text:s text:c="16"/>if ch1.neg == ch2.neg:</text:span></text:p>
      <text:p text:style-name="P31"><text:span text:style-name="T32"><text:s text:c="20"/>self.neg = ch1.neg</text:span></text:p>
      <text:p text:style-name="P31"><text:span text:style-name="T32"><text:s text:c="20"/>while r1 and r2:</text:span></text:p>
      <text:p text:style-name="P31"><text:span text:style-name="T32"><text:s text:c="24"/>if r1['id'] == r2['id']:</text:span></text:p>
      <text:p text:style-name="P31"><text:span text:style-name="T32"><text:s text:c="28"/>return {'id': r1['id'], 'tf-idf': r1['tf-idf']+r2['tf-idf'], 'lst': [], 'q':r1['q']+r2['q']}</text:span></text:p>
      <text:p text:style-name="P31"><text:span text:style-name="T32"><text:s text:c="24"/>elif r1['id'] &lt; r2['id']:</text:span></text:p>
      <text:p text:style-name="P31"><text:span text:style-name="T32"><text:s text:c="28"/>if ch1.can_jump():</text:span></text:p>
      <text:p text:style-name="P31"><text:span text:style-name="T32"><text:s text:c="32"/>j = ch1.jump()</text:span></text:p>
      <text:p text:style-name="P31"><text:span text:style-name="T32"><text:s text:c="32"/>if j['id'] &lt; r2['id']:</text:span></text:p>
      <text:p text:style-name="P31"><text:span text:style-name="T32"><text:s text:c="36"/>r1 = j</text:span></text:p>
      <text:p text:style-name="P31"><text:span text:style-name="T32"><text:s text:c="36"/>continue</text:span></text:p>
      <text:p text:style-name="P31"><text:span text:style-name="T32"><text:s text:c="32"/>r1 = ch1.unjump()</text:span></text:p>
      <text:p text:style-name="P31"><text:span text:style-name="T32"><text:s text:c="28"/>r1 = ch1.next()</text:span></text:p>
      <text:p text:style-name="P31"><text:span text:style-name="T32"><text:s text:c="24"/>else:</text:span></text:p>
      <text:p text:style-name="P31"><text:span text:style-name="T32"><text:s text:c="28"/>if ch2.can_jump():</text:span></text:p>
      <text:p text:style-name="P31"><text:span text:style-name="T32"><text:s text:c="32"/>j = ch2.jump()</text:span></text:p>
      <text:p text:style-name="P31"><text:span text:style-name="T32"><text:s text:c="32"/>if j['id'] &lt; r1['id']:</text:span></text:p>
      <text:p text:style-name="P31"><text:span text:style-name="T32"><text:s text:c="36"/>r2 = j</text:span></text:p>
      <text:p text:style-name="P31"><text:span text:style-name="T32"><text:s text:c="36"/>continue</text:span></text:p>
      <text:p text:style-name="P31"><text:span text:style-name="T32"><text:s text:c="32"/>r2 = ch2.unjump()</text:span></text:p>
      <text:p text:style-name="P31"><text:span text:style-name="T32"><text:s text:c="28"/>r2 = ch2.next()</text:span></text:p>
      <text:p text:style-name="P31"><text:span text:style-name="T32"><text:s text:c="16"/>else:</text:span></text:p>
      <text:p text:style-name="P31"><text:span text:style-name="T32"><text:s text:c="20"/>if ch1.neg:</text:span></text:p>
      <text:p text:style-name="P31"><text:span text:style-name="T32"><text:s text:c="24"/>ch1, ch2 = ch2, ch1</text:span></text:p>
      <text:p text:style-name="P31"><text:span text:style-name="T32"><text:s text:c="24"/>r1, r2 = r2, r1</text:span></text:p>
      <text:p text:style-name="P31"><text:span text:style-name="T32"/></text:p>
      <text:p text:style-name="P31"><text:span text:style-name="T32"><text:s text:c="20"/>while r1 and r2:</text:span></text:p>
      <text:p text:style-name="P31"><text:span text:style-name="T32"><text:s text:c="24"/>if r1['id'] == r2['id']:</text:span></text:p>
      <text:p text:style-name="P31"><text:span text:style-name="T32"><text:s text:c="28"/>r1, r2 = ch1.next(), ch2.next()</text:span></text:p>
      <text:p text:style-name="P31"><text:soft-page-break/><text:span text:style-name="T32"><text:s text:c="28"/>continue</text:span></text:p>
      <text:p text:style-name="P31"><text:span text:style-name="T32"><text:s text:c="24"/>elif r1['id'] &lt; r2['id']:</text:span></text:p>
      <text:p text:style-name="P31"><text:span text:style-name="T32"><text:s text:c="28"/>ch2.revert()</text:span></text:p>
      <text:p text:style-name="P31"><text:span text:style-name="T32"><text:s text:c="28"/>return {'id': r1['id'], 'tf-idf': r1['tf-idf']+r2['tf-idf'], 'lst': [], 'q':r1['q']}</text:span></text:p>
      <text:p text:style-name="P31"><text:span text:style-name="T32"><text:s text:c="24"/>else:</text:span></text:p>
      <text:p text:style-name="P31"><text:span text:style-name="T32"><text:s text:c="28"/>if ch2.can_jump():</text:span></text:p>
      <text:p text:style-name="P31"><text:span text:style-name="T32"><text:s text:c="32"/>j = ch2.jump()</text:span></text:p>
      <text:p text:style-name="P31"><text:span text:style-name="T32"><text:s text:c="32"/>if j['id'] &lt; r1['id']:</text:span></text:p>
      <text:p text:style-name="P31"><text:span text:style-name="T32"><text:s text:c="36"/>r2 = j</text:span></text:p>
      <text:p text:style-name="P31"><text:span text:style-name="T32"><text:s text:c="36"/>continue</text:span></text:p>
      <text:p text:style-name="P31"><text:span text:style-name="T32"><text:s text:c="32"/>r2 = ch2.unjump()</text:span></text:p>
      <text:p text:style-name="P31"><text:span text:style-name="T32"><text:s text:c="28"/>r2 = ch2.next()</text:span></text:p>
      <text:p text:style-name="P31"><text:span text:style-name="T32"><text:s text:c="16"/></text:span></text:p>
      <text:p text:style-name="P31"><text:span text:style-name="T32"><text:s text:c="12"/>if self.op == '|':</text:span></text:p>
      <text:p text:style-name="P31"><text:span text:style-name="T32"><text:s text:c="16"/>if len(self.children) != 2:</text:span></text:p>
      <text:p text:style-name="P31"><text:span text:style-name="T32"><text:s text:c="20"/>for i in self.children:</text:span></text:p>
      <text:p text:style-name="P31"><text:span text:style-name="T32"><text:s text:c="24"/>r = i.next()</text:span></text:p>
      <text:p text:style-name="P31"><text:span text:style-name="T32"><text:s text:c="24"/>while r:</text:span></text:p>
      <text:p text:style-name="P31"><text:span text:style-name="T32"><text:s text:c="28"/>return r</text:span></text:p>
      <text:p text:style-name="P31"><text:span text:style-name="T32"><text:s text:c="16"/>else:</text:span></text:p>
      <text:p text:style-name="P31"><text:span text:style-name="T32"><text:s text:c="20"/>ch1, ch2 = self.children</text:span></text:p>
      <text:p text:style-name="P31"><text:span text:style-name="T32"><text:s text:c="20"/>r1, r2 = ch1.next(), ch2.next()</text:span></text:p>
      <text:p text:style-name="P31"><text:span text:style-name="T32"><text:s text:c="20"/>if ch1.neg == ch2.neg:</text:span></text:p>
      <text:p text:style-name="P31"><text:span text:style-name="T32"><text:s text:c="24"/>self.neg = ch1.neg <text:s text:c="4"/></text:span></text:p>
      <text:p text:style-name="P31"><text:span text:style-name="T32"><text:s text:c="24"/>while r1 or r2:</text:span></text:p>
      <text:p text:style-name="P31"><text:span text:style-name="T32"><text:s text:c="28"/>if not r1: return r2</text:span></text:p>
      <text:p text:style-name="P31"><text:span text:style-name="T32"><text:s text:c="28"/>if not r2: return r1</text:span></text:p>
      <text:p text:style-name="P31"><text:span text:style-name="T32"/></text:p>
      <text:p text:style-name="P31"><text:span text:style-name="T32"><text:s text:c="28"/>if r1['id'] == r2['id']:</text:span></text:p>
      <text:p text:style-name="P31"><text:span text:style-name="T32"><text:s text:c="32"/>return {'id': r1['id'], 'tf-idf': r1['tf-idf']+r2['tf-idf'], 'lst': [], 'q': r1['q']+r2['q']}</text:span></text:p>
      <text:p text:style-name="P31"><text:span text:style-name="T32"><text:s text:c="28"/>elif r1['id'] &lt; r2['id']:</text:span></text:p>
      <text:p text:style-name="P31"><text:span text:style-name="T32"><text:s text:c="32"/>ch2.revert()</text:span></text:p>
      <text:p text:style-name="P31"><text:span text:style-name="T32"><text:s text:c="32"/>return r1</text:span></text:p>
      <text:p text:style-name="P31"><text:span text:style-name="T32"><text:s text:c="28"/>else:</text:span></text:p>
      <text:p text:style-name="P31"><text:span text:style-name="T32"><text:s text:c="32"/>ch1.revert()</text:span></text:p>
      <text:p text:style-name="P31"><text:span text:style-name="T32"><text:s text:c="32"/>return r2</text:span></text:p>
      <text:p text:style-name="P31"><text:span text:style-name="T32"><text:s text:c="20"/>else:</text:span></text:p>
      <text:p text:style-name="P31"><text:span text:style-name="T32"><text:s text:c="24"/>if ch1.neg:</text:span></text:p>
      <text:p text:style-name="P31"><text:span text:style-name="T32"><text:s text:c="28"/>ch1, ch2 = ch2, ch1</text:span></text:p>
      <text:p text:style-name="P31"><text:span text:style-name="T32"><text:s text:c="28"/>r1, r2 = r2, r1</text:span></text:p>
      <text:p text:style-name="P31"><text:span text:style-name="T32"/></text:p>
      <text:p text:style-name="P31"><text:span text:style-name="T32"><text:s text:c="24"/>self.neg = True</text:span></text:p>
      <text:p text:style-name="P31"><text:span text:style-name="T32"/></text:p>
      <text:p text:style-name="P31"><text:span text:style-name="T32"><text:s text:c="24"/>while r1 and r2:</text:span></text:p>
      <text:p text:style-name="P31"><text:span text:style-name="T32"><text:s text:c="28"/>if r1['id'] == r2['id']:</text:span></text:p>
      <text:p text:style-name="P31"><text:span text:style-name="T32"><text:s text:c="32"/>r1, r2 = ch1.next(), ch2.next()</text:span></text:p>
      <text:p text:style-name="P31"><text:span text:style-name="T32"><text:s text:c="32"/>continue</text:span></text:p>
      <text:p text:style-name="P31"><text:span text:style-name="T32"><text:s text:c="28"/>elif r1['id'] &lt; r2['id']:</text:span></text:p>
      <text:p text:style-name="P31"><text:span text:style-name="T32"><text:s text:c="32"/>if ch1.can_jump(): <text:s text:c="2"/></text:span></text:p>
      <text:p text:style-name="P31"><text:span text:style-name="T32"><text:s text:c="36"/>j = ch1.jump()</text:span></text:p>
      <text:p text:style-name="P31"><text:span text:style-name="T32"><text:s text:c="36"/>if j['id'] &lt; r2['id']:</text:span></text:p>
      <text:p text:style-name="P31"><text:span text:style-name="T32"><text:s text:c="40"/>r1 = j</text:span></text:p>
      <text:p text:style-name="P31"><text:soft-page-break/><text:span text:style-name="T32"><text:s text:c="40"/>continue</text:span></text:p>
      <text:p text:style-name="P31"><text:span text:style-name="T32"><text:s text:c="36"/>r1 = ch2.unjump()</text:span></text:p>
      <text:p text:style-name="P31"><text:span text:style-name="T32"><text:s text:c="32"/>r1 = ch2.next()</text:span></text:p>
      <text:p text:style-name="P31"><text:span text:style-name="T32"><text:s text:c="28"/>else:</text:span></text:p>
      <text:p text:style-name="P31"><text:span text:style-name="T32"><text:s text:c="32"/>ch1.revert()</text:span></text:p>
      <text:p text:style-name="P31"><text:span text:style-name="T32"><text:s text:c="32"/>return r2</text:span></text:p>
      <text:p text:style-name="P31"><text:span text:style-name="T32"><text:s text:c="12"/>if self.op == '!':</text:span></text:p>
      <text:p text:style-name="P31"><text:span text:style-name="T32"><text:s text:c="16"/>self.neg = True</text:span></text:p>
      <text:p text:style-name="P31"><text:span text:style-name="T32"><text:s text:c="16"/>return self.children[0].next()</text:span></text:p>
      <text:p text:style-name="P31"><text:span text:style-name="T32"><text:s text:c="12"/>if self.op[0] == '/':</text:span></text:p>
      <text:p text:style-name="P31"><text:span text:style-name="T32"><text:s text:c="16"/>n, d = map(int, self.op[1:].split('_'))</text:span></text:p>
      <text:p text:style-name="P31"><text:span text:style-name="T32"><text:s text:c="16"/>for i in self.children:</text:span></text:p>
      <text:p text:style-name="P31"><text:span text:style-name="T32"><text:s text:c="20"/>i.read_list = True</text:span></text:p>
      <text:p text:style-name="P31"><text:span text:style-name="T32"><text:s text:c="16"/>r = self.quote(self.children, d)</text:span></text:p>
      <text:p text:style-name="P31"><text:span text:style-name="T32"><text:s text:c="16"/>if not r:</text:span></text:p>
      <text:p text:style-name="P31"><text:span text:style-name="T32"><text:s text:c="20"/>return None</text:span></text:p>
      <text:p text:style-name="P31"><text:span text:style-name="T32"><text:s text:c="16"/>return {'id': r[0], 'lst': r[1], 'tf-idf': n*n*len(r[1])*0.012, 'q': [i.term for i in self.children]}</text:span></text:p>
      <text:p text:style-name="P31"><text:span text:style-name="T32"><text:s text:c="8"/>else:</text:span></text:p>
      <text:p text:style-name="P31"><text:span text:style-name="T32"><text:s text:c="12"/>self.save()</text:span></text:p>
      <text:p text:style-name="P31"><text:span text:style-name="T32"><text:s text:c="12"/>with open(self.index._index_file(fname=self.fname), 'br') as fidx:</text:span></text:p>
      <text:p text:style-name="P31"><text:span text:style-name="T32"><text:s text:c="16"/>fidx.seek(self.current_pos, 0)</text:span></text:p>
      <text:p text:style-name="P31"><text:span text:style-name="T32"><text:s text:c="16"/>if self.current_i &lt; self.length:</text:span></text:p>
      <text:p text:style-name="P31"><text:span text:style-name="T32"><text:s text:c="20"/>doc = storage.read_int(fidx)</text:span></text:p>
      <text:p text:style-name="P31"><text:span text:style-name="T32"><text:s text:c="20"/>doc_len = storage.read_int(fidx)</text:span></text:p>
      <text:p text:style-name="P31"><text:span text:style-name="T32"><text:s text:c="20"/>rate = storage.read_int(fidx)</text:span></text:p>
      <text:p text:style-name="P31"><text:span text:style-name="T32"><text:s text:c="20"/>tf = rate / doc_len</text:span></text:p>
      <text:p text:style-name="P31"><text:span text:style-name="T32"><text:s text:c="20"/>tf = TF_F(tf) * self.coef</text:span></text:p>
      <text:p text:style-name="P31"><text:span text:style-name="T32"><text:s text:c="20"/>if self.read_list:</text:span></text:p>
      <text:p text:style-name="P31"><text:span text:style-name="T32"><text:s text:c="24"/>lst = storage.read_list(fidx)</text:span></text:p>
      <text:p text:style-name="P31"><text:span text:style-name="T32"><text:s text:c="20"/>else:</text:span></text:p>
      <text:p text:style-name="P31"><text:span text:style-name="T32"><text:s text:c="24"/>lst = storage.skip_list(fidx)</text:span></text:p>
      <text:p text:style-name="P31"><text:span text:style-name="T32"><text:s text:c="20"/>if storage.ENABLE_JUMPS and self.current_i % self.jump_p == 0 and self.jump_o &gt; 2 and self.current_i &lt; self.length-1:</text:span></text:p>
      <text:p text:style-name="P31"><text:span text:style-name="T32"><text:s text:c="24"/>self.jump_pos = storage.read_int_raw(fidx)</text:span></text:p>
      <text:p text:style-name="P31"><text:span text:style-name="T32"><text:s text:c="20"/>else:</text:span></text:p>
      <text:p text:style-name="P31"><text:span text:style-name="T32"><text:s text:c="24"/>self.jump_pos = None</text:span></text:p>
      <text:p text:style-name="P31"><text:span text:style-name="T32"><text:s text:c="20"/>self.current_pos = fidx.tell()</text:span></text:p>
      <text:p text:style-name="P31"><text:span text:style-name="T32"><text:s text:c="20"/>self.current_i += 1</text:span></text:p>
      <text:p text:style-name="P31"><text:span text:style-name="T32"><text:s text:c="20"/>return {'id': doc, 'tf-idf': tf*self.idf, 'lst': lst, 'q':[self.term]}</text:span></text:p>
      <text:p text:style-name="P31"><text:span text:style-name="T32"/></text:p>
      <text:p text:style-name="P31"><text:span text:style-name="T32"><text:s text:c="8"/>return None</text:span></text:p>
      <text:p text:style-name="P31"><text:span text:style-name="T32"/></text:p>
      <text:p text:style-name="P31"><text:span text:style-name="T32"><text:s text:c="4"/>def can_jump(self):</text:span></text:p>
      <text:p text:style-name="P31"><text:span text:style-name="T32"><text:s text:c="8"/>return self.jump_pos is not None</text:span></text:p>
      <text:p text:style-name="P31"><text:span text:style-name="T32"/></text:p>
      <text:p text:style-name="P31"><text:span text:style-name="T32"><text:s text:c="4"/>def jump(self):</text:span></text:p>
      <text:p text:style-name="P31"><text:span text:style-name="T32"><text:s text:c="8"/>#log("Try to jump", self.jump_pos)</text:span></text:p>
      <text:p text:style-name="P31"><text:span text:style-name="T32"><text:s text:c="8"/>self.unjump_data = (self.current_i, self.current_pos)</text:span></text:p>
      <text:p text:style-name="P31"><text:span text:style-name="T32"><text:s text:c="8"/>self.current_i = min(self.jump_o + self.current_i-1, self.length-1)</text:span></text:p>
      <text:p text:style-name="P31"><text:span text:style-name="T32"><text:s text:c="8"/>self.current_pos += self.jump_pos</text:span></text:p>
      <text:p text:style-name="P31"><text:span text:style-name="T32"><text:s text:c="8"/>self.jump_pos = None</text:span></text:p>
      <text:p text:style-name="P31"><text:soft-page-break/><text:span text:style-name="T32"><text:s text:c="8"/>self.jump_cnt += 1</text:span></text:p>
      <text:p text:style-name="P31"><text:span text:style-name="T32"><text:s text:c="8"/>self.jump_suc += 1</text:span></text:p>
      <text:p text:style-name="P31"><text:span text:style-name="T32"><text:s text:c="8"/>return self.next()</text:span></text:p>
      <text:p text:style-name="P31"><text:span text:style-name="T32"/></text:p>
      <text:p text:style-name="P31"><text:span text:style-name="T32"><text:s text:c="4"/>def unjump(self):</text:span></text:p>
      <text:p text:style-name="P31"><text:span text:style-name="T32"><text:s text:c="8"/>self.current_i, self.current_pos = self.unjump_data</text:span></text:p>
      <text:p text:style-name="P31"><text:span text:style-name="T32"><text:s text:c="8"/>self.jump_suc -= 1</text:span></text:p>
      <text:p text:style-name="P31"><text:span text:style-name="T32"><text:s text:c="8"/>return self.next()</text:span></text:p>
      <text:p text:style-name="P31"><text:span text:style-name="T32"/></text:p>
      <text:p text:style-name="P31"><text:span text:style-name="T32"><text:s text:c="4"/>def update_jump_cnt(self):</text:span></text:p>
      <text:p text:style-name="P31"><text:span text:style-name="T32"><text:s text:c="8"/>if self.type == RES_TYPE_OP:</text:span></text:p>
      <text:p text:style-name="P31"><text:span text:style-name="T32"><text:s text:c="12"/>self.jump_cnt = 0</text:span></text:p>
      <text:p text:style-name="P31"><text:span text:style-name="T32"><text:s text:c="12"/>self.jump_suc = 0</text:span></text:p>
      <text:p text:style-name="P31"><text:span text:style-name="T32"><text:s text:c="12"/>for i in self.children:</text:span></text:p>
      <text:p text:style-name="P31"><text:span text:style-name="T32"><text:s text:c="16"/>self.jump_cnt += i.jump_cnt</text:span></text:p>
      <text:p text:style-name="P31"><text:span text:style-name="T32"><text:s text:c="16"/>self.jump_suc += i.jump_suc</text:span></text:p>
      <text:p text:style-name="P31"><text:span text:style-name="T32"/></text:p>
      <text:p text:style-name="P31"><text:span text:style-name="T32"><text:s text:c="4"/>def save(self):</text:span></text:p>
      <text:p text:style-name="P31"><text:span text:style-name="T32"><text:s text:c="8"/>self.backup = (self.current_i, self.current_pos)</text:span></text:p>
      <text:p text:style-name="P31"><text:span text:style-name="T32"/></text:p>
      <text:p text:style-name="P31"><text:span text:style-name="T32"><text:s text:c="4"/>def revert(self):</text:span></text:p>
      <text:p text:style-name="P31"><text:span text:style-name="T32"><text:s text:c="8"/>if self.backup:</text:span></text:p>
      <text:p text:style-name="P31"><text:span text:style-name="T32"><text:s text:c="12"/>self.current_i, self.current_pos = self.backup</text:span></text:p>
      <text:p text:style-name="P31"><text:span text:style-name="T32"/></text:p>
      <text:p text:style-name="P31"><text:span text:style-name="T32"><text:tab/></text:span><text:span text:style-name="T30">Код содержащий «низкоуровневую» запись в файл индекса:</text:span></text:p>
      <text:p text:style-name="P32"><text:span text:style-name="T32">int_size = 4</text:span></text:p>
      <text:p text:style-name="P32"><text:span text:style-name="T32">int_format = 'I'</text:span></text:p>
      <text:p text:style-name="P32"><text:span text:style-name="T32">jump_size = 1 * int_size</text:span></text:p>
      <text:p text:style-name="P32"><text:span text:style-name="T32"/></text:p>
      <text:p text:style-name="P32"><text:span text:style-name="T32">ENABLE_VARBITE = True</text:span></text:p>
      <text:p text:style-name="P32"><text:span text:style-name="T32">ENABLE_LIST_CMP = True</text:span></text:p>
      <text:p text:style-name="P32"><text:span text:style-name="T32">ENABLE_JUMPS = True</text:span></text:p>
      <text:p text:style-name="P32"><text:span text:style-name="T32"/></text:p>
      <text:p text:style-name="P32"><text:span text:style-name="T32">def get_jump_op(l):</text:span></text:p>
      <text:p text:style-name="P32"><text:span text:style-name="T32"><text:s text:c="4"/>p = max(1, round_up(sqrt(l-1) / 3)) # jump number</text:span></text:p>
      <text:p text:style-name="P32"><text:span text:style-name="T32"><text:s text:c="4"/>o = min(p-1, max(1, round_up(math.log(l, 1.3)))) # jump len</text:span></text:p>
      <text:p text:style-name="P32"><text:span text:style-name="T32"/></text:p>
      <text:p text:style-name="P32"><text:span text:style-name="T32"><text:s text:c="4"/>return p, o</text:span></text:p>
      <text:p text:style-name="P32"><text:span text:style-name="T32"/></text:p>
      <text:p text:style-name="P32"><text:span text:style-name="T32">def write_int_raw(a):</text:span></text:p>
      <text:p text:style-name="P32"><text:span text:style-name="T32"><text:s text:c="4"/>return struct.pack(int_format, a)</text:span></text:p>
      <text:p text:style-name="P32"><text:span text:style-name="T32"/></text:p>
      <text:p text:style-name="P32"><text:span text:style-name="T32">def write_int(a):</text:span></text:p>
      <text:p text:style-name="P32"><text:span text:style-name="T32"><text:s text:c="4"/>if ENABLE_VARBITE:</text:span></text:p>
      <text:p text:style-name="P32"><text:span text:style-name="T32"><text:s text:c="8"/>return encode_int(a)</text:span></text:p>
      <text:p text:style-name="P32"><text:span text:style-name="T32"><text:s text:c="4"/>return write_int_raw(a)</text:span></text:p>
      <text:p text:style-name="P32"><text:span text:style-name="T32"/></text:p>
      <text:p text:style-name="P32"><text:span text:style-name="T32">def write_str(s):</text:span></text:p>
      <text:p text:style-name="P32"><text:span text:style-name="T32"><text:s text:c="4"/>b = bytes(s, encoding='utf8')</text:span></text:p>
      <text:p text:style-name="P32"><text:span text:style-name="T32"><text:s text:c="4"/>return write_int(len(s)) + struct.Struct('{}s'.format(len(b))).pack(b)</text:span></text:p>
      <text:p text:style-name="P32"><text:span text:style-name="T32"/></text:p>
      <text:p text:style-name="P32"><text:span text:style-name="T32">def write_term(s, idf):</text:span></text:p>
      <text:p text:style-name="P32"><text:soft-page-break/><text:span text:style-name="T32"><text:s text:c="4"/>return write_int(int(1000*idf)) + write_str(s)</text:span></text:p>
      <text:p text:style-name="P32"><text:span text:style-name="T32"/></text:p>
      <text:p text:style-name="P32"><text:span text:style-name="T32">def write_list(l):</text:span></text:p>
      <text:p text:style-name="P32"><text:span text:style-name="T32"><text:s text:c="4"/>if ENABLE_LIST_CMP:</text:span></text:p>
      <text:p text:style-name="P32"><text:span text:style-name="T32"><text:s text:c="8"/>nl = [l[0]]</text:span></text:p>
      <text:p text:style-name="P32"><text:span text:style-name="T32"><text:s text:c="8"/>for i in range(1, len(l)):</text:span></text:p>
      <text:p text:style-name="P32"><text:span text:style-name="T32"><text:s text:c="12"/>nl.append(l[i] - l[i-1])</text:span></text:p>
      <text:p text:style-name="P32"><text:span text:style-name="T32"><text:s text:c="8"/>l = nl</text:span></text:p>
      <text:p text:style-name="P32"><text:span text:style-name="T32"><text:s text:c="8"/></text:span></text:p>
      <text:p text:style-name="P32"><text:span text:style-name="T32"><text:s text:c="4"/>b = b''.join([write_int(i) for i in l])</text:span></text:p>
      <text:p text:style-name="P32"><text:span text:style-name="T32"><text:s text:c="4"/>return write_int(len(b)) + b</text:span></text:p>
      <text:p text:style-name="P32"><text:span text:style-name="T32"/></text:p>
      <text:p text:style-name="P32"><text:span text:style-name="T32">def write_entrance(doc_id, doc_len, coords):</text:span></text:p>
      <text:p text:style-name="P32"><text:span text:style-name="T32"><text:s text:c="4"/>return write_int(doc_id) + write_int(doc_len) + write_int(len(coords)) + write_list(coords)</text:span></text:p>
      <text:p text:style-name="P32"><text:span text:style-name="T32"/></text:p>
      <text:p text:style-name="P32"><text:span text:style-name="T32">def write_jump(offset):</text:span></text:p>
      <text:p text:style-name="P32"><text:span text:style-name="T32"><text:s text:c="4"/>return write_int_raw(offset)</text:span></text:p>
      <text:p text:style-name="P32"><text:span text:style-name="T32"/></text:p>
      <text:p text:style-name="P32"><text:span text:style-name="T32">def write_block(block, doc_lens):</text:span></text:p>
      <text:p text:style-name="P32"><text:span text:style-name="T32"><text:s text:c="4"/>l = len(block)</text:span></text:p>
      <text:p text:style-name="P32"><text:span text:style-name="T32"><text:s text:c="4"/>p, o = get_jump_op(l) <text:s text:c="2"/></text:span></text:p>
      <text:p text:style-name="P32"><text:span text:style-name="T32"/></text:p>
      <text:p text:style-name="P32"><text:span text:style-name="T32"><text:s text:c="4"/>entrances = []</text:span></text:p>
      <text:p text:style-name="P32"><text:span text:style-name="T32"><text:s text:c="4"/>sizes = [0]</text:span></text:p>
      <text:p text:style-name="P32"><text:span text:style-name="T32"><text:s text:c="4"/></text:span></text:p>
      <text:p text:style-name="P32"><text:span text:style-name="T32"><text:s text:c="4"/>doc_ids = list(block.keys())</text:span></text:p>
      <text:p text:style-name="P32"><text:span text:style-name="T32"><text:s text:c="4"/>doc_ids.sort()</text:span></text:p>
      <text:p text:style-name="P32"><text:span text:style-name="T32"><text:s text:c="4"/></text:span></text:p>
      <text:p text:style-name="P32"><text:span text:style-name="T32"><text:s text:c="4"/>for i in range(l): # encode entrances</text:span></text:p>
      <text:p text:style-name="P32"><text:span text:style-name="T32"><text:s text:c="8"/>doc_id = doc_ids[i]</text:span></text:p>
      <text:p text:style-name="P32"><text:span text:style-name="T32"><text:s text:c="8"/>entrance = list(block[doc_id])</text:span></text:p>
      <text:p text:style-name="P32"><text:span text:style-name="T32"><text:s text:c="8"/>entrance.sort()</text:span></text:p>
      <text:p text:style-name="P32"><text:span text:style-name="T32"><text:s text:c="8"/>entrances.append(write_entrance(doc_id, doc_lens[doc_id], entrance))</text:span></text:p>
      <text:p text:style-name="P32"><text:span text:style-name="T32"><text:s text:c="8"/>sizes.append(sizes[-1] + len(entrances[-1]))</text:span></text:p>
      <text:p text:style-name="P32"><text:span text:style-name="T32"><text:s text:c="8"/></text:span></text:p>
      <text:p text:style-name="P32"><text:span text:style-name="T32"><text:s text:c="4"/>sizes = sizes[1:]</text:span></text:p>
      <text:p text:style-name="P32"><text:span text:style-name="T32"><text:s text:c="4"/></text:span></text:p>
      <text:p text:style-name="P32"><text:span text:style-name="T32"><text:s text:c="4"/>b = write_int(l)</text:span></text:p>
      <text:p text:style-name="P32"><text:span text:style-name="T32"><text:s text:c="4"/></text:span></text:p>
      <text:p text:style-name="P32"><text:span text:style-name="T32"><text:s text:c="4"/>for i in range(l): # add jumps and join all bites</text:span></text:p>
      <text:p text:style-name="P32"><text:span text:style-name="T32"><text:s text:c="8"/>b += entrances[i]</text:span></text:p>
      <text:p text:style-name="P32"><text:span text:style-name="T32"><text:s text:c="8"/>if ENABLE_JUMPS and i % p == 0 and o &gt; 2 and i &lt; l-1:</text:span></text:p>
      <text:p text:style-name="P32"><text:span text:style-name="T32"><text:s text:c="12"/>to = min(l-1, i+o-1)</text:span></text:p>
      <text:p text:style-name="P32"><text:span text:style-name="T32"><text:s text:c="12"/>b += write_jump(sizes[to] - sizes[i])</text:span></text:p>
      <text:p text:style-name="P32"><text:span text:style-name="T32"/></text:p>
      <text:p text:style-name="P32"><text:span text:style-name="T32"><text:s text:c="4"/>b = write_int_raw(len(b)) + b</text:span></text:p>
      <text:p text:style-name="P32"><text:span text:style-name="T32"><text:s text:c="8"/></text:span></text:p>
      <text:p text:style-name="P32"><text:span text:style-name="T32"><text:s text:c="4"/>return b</text:span></text:p>
      <text:p text:style-name="P11"/>
      <text:p text:style-name="P11"/>
      <text:p text:style-name="P11"/>
      <text:p text:style-name="P11"/>
      <text:p text:style-name="P8"><text:soft-page-break/><text:span text:style-name="T25">В</text:span><text:span text:style-name="T24">ыводы</text:span></text:p>
      <text:p text:style-name="P12"><text:tab/><text:span text:style-name="T34">В ходе выполнения курсового проекта была реализована полноценная поисковая система. Полученная система имеет большой потенциал развития, но на ее примере я понял как работают полнотекстовые поисковые движк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10:44:00.647518672</meta:creation-date>
    <dc:date>2018-06-16T09:53:39.867137838</dc:date>
    <meta:editing-duration>PT43M49S</meta:editing-duration>
    <meta:editing-cycles>13</meta:editing-cycles>
    <meta:generator>LibreOffice/5.1.6.2$Linux_X86_64 LibreOffice_project/10m0$Build-2</meta:generator>
    <meta:document-statistic meta:table-count="0" meta:image-count="0" meta:object-count="0" meta:page-count="11" meta:paragraph-count="384" meta:word-count="2097" meta:character-count="18890" meta:non-whitespace-character-count="12992"/>
  </office:meta>
</office:document-meta>
</file>